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025" table:default-cell-style-name="Default"/>
        <table:table-row table:style-name="ro1">
          <table:table-cell table:number-columns-repeated="2"/>
          <table:table-cell office:value-type="string" calcext:value-type="string">
            <text:p>wait stat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formula="of:=[.C$2]+1" office:value-type="float" office:value="41" calcext:value-type="float">
            <text:p>41</text:p>
          </table:table-cell>
          <table:table-cell table:formula="of:=[.D$2]+1" office:value-type="float" office:value="42" calcext:value-type="float">
            <text:p>42</text:p>
          </table:table-cell>
          <table:table-cell table:formula="of:=[.E$2]+1" office:value-type="float" office:value="43" calcext:value-type="float">
            <text:p>43</text:p>
          </table:table-cell>
          <table:table-cell table:formula="of:=[.F$2]+1" office:value-type="float" office:value="44" calcext:value-type="float">
            <text:p>44</text:p>
          </table:table-cell>
          <table:table-cell table:formula="of:=[.G$2]+1" office:value-type="float" office:value="45" calcext:value-type="float">
            <text:p>45</text:p>
          </table:table-cell>
          <table:table-cell table:formula="of:=[.H$2]+1" office:value-type="float" office:value="46" calcext:value-type="float">
            <text:p>46</text:p>
          </table:table-cell>
          <table:table-cell table:formula="of:=[.I$2]+1" office:value-type="float" office:value="47" calcext:value-type="float">
            <text:p>47</text:p>
          </table:table-cell>
          <table:table-cell table:formula="of:=[.J$2]+1" office:value-type="float" office:value="48" calcext:value-type="float">
            <text:p>48</text:p>
          </table:table-cell>
          <table:table-cell table:formula="of:=[.K$2]+1" office:value-type="float" office:value="49" calcext:value-type="float">
            <text:p>49</text:p>
          </table:table-cell>
          <table:table-cell table:formula="of:=[.L$2]+1" office:value-type="float" office:value="50" calcext:value-type="float">
            <text:p>50</text:p>
          </table:table-cell>
          <table:table-cell table:formula="of:=[.M$2]+1" office:value-type="float" office:value="51" calcext:value-type="float">
            <text:p>51</text:p>
          </table:table-cell>
          <table:table-cell table:formula="of:=[.N$2]+1" office:value-type="float" office:value="52" calcext:value-type="float">
            <text:p>52</text:p>
          </table:table-cell>
          <table:table-cell table:formula="of:=[.O$2]+1" office:value-type="float" office:value="53" calcext:value-type="float">
            <text:p>53</text:p>
          </table:table-cell>
          <table:table-cell table:formula="of:=[.P$2]+1" office:value-type="float" office:value="54" calcext:value-type="float">
            <text:p>54</text:p>
          </table:table-cell>
          <table:table-cell table:formula="of:=[.Q$2]+1" office:value-type="float" office:value="55" calcext:value-type="float">
            <text:p>5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imer match</text:p>
          </table:table-cell>
          <table:table-cell office:value-type="float" office:value="10" calcext:value-type="float">
            <text:p>10</text:p>
          </table:table-cell>
          <table:table-cell table:formula="of:=[.$B$37]/(([.$B$38]+[.C$2])*([.$B3]+1))" office:value-type="float" office:value="167832.167832168" calcext:value-type="float">
            <text:p>167832,167832168</text:p>
          </table:table-cell>
          <table:table-cell table:formula="of:=[.$B$37]/(([.$B$38]+[.D$2])*([.$B3]+1))" office:value-type="float" office:value="165289.256198347" calcext:value-type="float">
            <text:p>165289,256198347</text:p>
          </table:table-cell>
          <table:table-cell table:formula="of:=[.$B$37]/(([.$B$38]+[.E$2])*([.$B3]+1))" office:value-type="float" office:value="162822.252374491" calcext:value-type="float">
            <text:p>162822,252374491</text:p>
          </table:table-cell>
          <table:table-cell table:formula="of:=[.$B$37]/(([.$B$38]+[.F$2])*([.$B3]+1))" office:value-type="float" office:value="160427.807486631" calcext:value-type="float">
            <text:p>160427,807486631</text:p>
          </table:table-cell>
          <table:table-cell table:formula="of:=[.$B$37]/(([.$B$38]+[.G$2])*([.$B3]+1))" office:value-type="float" office:value="158102.766798419" calcext:value-type="float">
            <text:p>158102,766798419</text:p>
          </table:table-cell>
          <table:table-cell table:formula="of:=[.$B$37]/(([.$B$38]+[.H$2])*([.$B3]+1))" office:value-type="float" office:value="155844.155844156" calcext:value-type="float">
            <text:p>155844,155844156</text:p>
          </table:table-cell>
          <table:table-cell table:formula="of:=[.$B$37]/(([.$B$38]+[.I$2])*([.$B3]+1))" office:value-type="float" office:value="153649.167733675" calcext:value-type="float">
            <text:p>153649,167733675</text:p>
          </table:table-cell>
          <table:table-cell table:formula="of:=[.$B$37]/(([.$B$38]+[.J$2])*([.$B3]+1))" office:value-type="float" office:value="151515.151515152" calcext:value-type="float">
            <text:p>151515,151515152</text:p>
          </table:table-cell>
          <table:table-cell table:formula="of:=[.$B$37]/(([.$B$38]+[.K$2])*([.$B3]+1))" office:value-type="float" office:value="149439.601494396" calcext:value-type="float">
            <text:p>149439,601494396</text:p>
          </table:table-cell>
          <table:table-cell table:formula="of:=[.$B$37]/(([.$B$38]+[.L$2])*([.$B3]+1))" office:value-type="float" office:value="147420.147420147" calcext:value-type="float">
            <text:p>147420,147420147</text:p>
          </table:table-cell>
          <table:table-cell table:formula="of:=[.$B$37]/(([.$B$38]+[.M$2])*([.$B3]+1))" office:value-type="float" office:value="145454.545454545" calcext:value-type="float">
            <text:p>145454,545454545</text:p>
          </table:table-cell>
          <table:table-cell table:formula="of:=[.$B$37]/(([.$B$38]+[.N$2])*([.$B3]+1))" office:value-type="float" office:value="143540.669856459" calcext:value-type="float">
            <text:p>143540,669856459</text:p>
          </table:table-cell>
          <table:table-cell table:formula="of:=[.$B$37]/(([.$B$38]+[.O$2])*([.$B3]+1))" office:value-type="float" office:value="141676.505312869" calcext:value-type="float">
            <text:p>141676,505312869</text:p>
          </table:table-cell>
          <table:table-cell table:formula="of:=[.$B$37]/(([.$B$38]+[.P$2])*([.$B3]+1))" office:value-type="float" office:value="139860.13986014" calcext:value-type="float">
            <text:p>139860,13986014</text:p>
          </table:table-cell>
          <table:table-cell table:formula="of:=[.$B$37]/(([.$B$38]+[.Q$2])*([.$B3]+1))" office:value-type="float" office:value="138089.758342923" calcext:value-type="float">
            <text:p>138089,758342923</text:p>
          </table:table-cell>
          <table:table-cell table:formula="of:=[.$B$37]/(([.$B$38]+[.R$2])*([.$B3]+1))" office:value-type="float" office:value="136363.636363636" calcext:value-type="float">
            <text:p>136363,636363636</text:p>
          </table:table-cell>
          <table:table-cell table:number-columns-repeated="1007"/>
        </table:table-row>
        <table:table-row table:style-name="ro2">
          <table:table-cell/>
          <table:table-cell table:formula="of:=[.$B3]+1" office:value-type="float" office:value="11" calcext:value-type="float">
            <text:p>11</text:p>
          </table:table-cell>
          <table:table-cell table:formula="of:=[.$B$37]/(([.$B$38]+[.C$2])*([.$B4]+1))" office:value-type="float" office:value="153846.153846154" calcext:value-type="float">
            <text:p>153846,153846154</text:p>
          </table:table-cell>
          <table:table-cell table:formula="of:=[.$B$37]/(([.$B$38]+[.D$2])*([.$B4]+1))" office:value-type="float" office:value="151515.151515152" calcext:value-type="float">
            <text:p>151515,151515152</text:p>
          </table:table-cell>
          <table:table-cell table:formula="of:=[.$B$37]/(([.$B$38]+[.E$2])*([.$B4]+1))" office:value-type="float" office:value="149253.731343284" calcext:value-type="float">
            <text:p>149253,731343284</text:p>
          </table:table-cell>
          <table:table-cell table:formula="of:=[.$B$37]/(([.$B$38]+[.F$2])*([.$B4]+1))" office:value-type="float" office:value="147058.823529412" calcext:value-type="float">
            <text:p>147058,823529412</text:p>
          </table:table-cell>
          <table:table-cell table:formula="of:=[.$B$37]/(([.$B$38]+[.G$2])*([.$B4]+1))" office:value-type="float" office:value="144927.536231884" calcext:value-type="float">
            <text:p>144927,536231884</text:p>
          </table:table-cell>
          <table:table-cell table:formula="of:=[.$B$37]/(([.$B$38]+[.H$2])*([.$B4]+1))" office:value-type="float" office:value="142857.142857143" calcext:value-type="float">
            <text:p>142857,142857143</text:p>
          </table:table-cell>
          <table:table-cell table:formula="of:=[.$B$37]/(([.$B$38]+[.I$2])*([.$B4]+1))" office:value-type="float" office:value="140845.070422535" calcext:value-type="float">
            <text:p>140845,070422535</text:p>
          </table:table-cell>
          <table:table-cell table:formula="of:=[.$B$37]/(([.$B$38]+[.J$2])*([.$B4]+1))" office:value-type="float" office:value="138888.888888889" calcext:value-type="float">
            <text:p>138888,888888889</text:p>
          </table:table-cell>
          <table:table-cell table:formula="of:=[.$B$37]/(([.$B$38]+[.K$2])*([.$B4]+1))" office:value-type="float" office:value="136986.301369863" calcext:value-type="float">
            <text:p>136986,301369863</text:p>
          </table:table-cell>
          <table:table-cell table:formula="of:=[.$B$37]/(([.$B$38]+[.L$2])*([.$B4]+1))" office:value-type="float" office:value="135135.135135135" calcext:value-type="float">
            <text:p>135135,135135135</text:p>
          </table:table-cell>
          <table:table-cell table:formula="of:=[.$B$37]/(([.$B$38]+[.M$2])*([.$B4]+1))" office:value-type="float" office:value="133333.333333333" calcext:value-type="float">
            <text:p>133333,333333333</text:p>
          </table:table-cell>
          <table:table-cell table:formula="of:=[.$B$37]/(([.$B$38]+[.N$2])*([.$B4]+1))" office:value-type="float" office:value="131578.947368421" calcext:value-type="float">
            <text:p>131578,947368421</text:p>
          </table:table-cell>
          <table:table-cell table:formula="of:=[.$B$37]/(([.$B$38]+[.O$2])*([.$B4]+1))" office:value-type="float" office:value="129870.12987013" calcext:value-type="float">
            <text:p>129870,12987013</text:p>
          </table:table-cell>
          <table:table-cell table:formula="of:=[.$B$37]/(([.$B$38]+[.P$2])*([.$B4]+1))" office:value-type="float" office:value="128205.128205128" calcext:value-type="float">
            <text:p>128205,128205128</text:p>
          </table:table-cell>
          <table:table-cell table:formula="of:=[.$B$37]/(([.$B$38]+[.Q$2])*([.$B4]+1))" office:value-type="float" office:value="126582.278481013" calcext:value-type="float">
            <text:p>126582,278481013</text:p>
          </table:table-cell>
          <table:table-cell table:formula="of:=[.$B$37]/(([.$B$38]+[.R$2])*([.$B4]+1))" office:value-type="float" office:value="125000" calcext:value-type="float">
            <text:p>125000</text:p>
          </table:table-cell>
          <table:table-cell table:number-columns-repeated="1007"/>
        </table:table-row>
        <table:table-row table:style-name="ro2">
          <table:table-cell/>
          <table:table-cell table:formula="of:=[.$B4]+1" office:value-type="float" office:value="12" calcext:value-type="float">
            <text:p>12</text:p>
          </table:table-cell>
          <table:table-cell table:formula="of:=[.$B$37]/(([.$B$38]+[.C$2])*([.$B5]+1))" office:value-type="float" office:value="142011.834319527" calcext:value-type="float">
            <text:p>142011,834319527</text:p>
          </table:table-cell>
          <table:table-cell table:formula="of:=[.$B$37]/(([.$B$38]+[.D$2])*([.$B5]+1))" office:value-type="float" office:value="139860.13986014" calcext:value-type="float">
            <text:p>139860,13986014</text:p>
          </table:table-cell>
          <table:table-cell table:formula="of:=[.$B$37]/(([.$B$38]+[.E$2])*([.$B5]+1))" office:value-type="float" office:value="137772.675086108" calcext:value-type="float">
            <text:p>137772,675086108</text:p>
          </table:table-cell>
          <table:table-cell table:formula="of:=[.$B$37]/(([.$B$38]+[.F$2])*([.$B5]+1))" office:value-type="float" office:value="135746.606334842" calcext:value-type="float">
            <text:p>135746,606334842</text:p>
          </table:table-cell>
          <table:table-cell table:formula="of:=[.$B$37]/(([.$B$38]+[.G$2])*([.$B5]+1))" office:value-type="float" office:value="133779.264214047" calcext:value-type="float">
            <text:p>133779,264214047</text:p>
          </table:table-cell>
          <table:table-cell table:formula="of:=[.$B$37]/(([.$B$38]+[.H$2])*([.$B5]+1))" office:value-type="float" office:value="131868.131868132" calcext:value-type="float">
            <text:p>131868,131868132</text:p>
          </table:table-cell>
          <table:table-cell table:formula="of:=[.$B$37]/(([.$B$38]+[.I$2])*([.$B5]+1))" office:value-type="float" office:value="130010.834236186" calcext:value-type="float">
            <text:p>130010,834236186</text:p>
          </table:table-cell>
          <table:table-cell table:formula="of:=[.$B$37]/(([.$B$38]+[.J$2])*([.$B5]+1))" office:value-type="float" office:value="128205.128205128" calcext:value-type="float">
            <text:p>128205,128205128</text:p>
          </table:table-cell>
          <table:table-cell table:formula="of:=[.$B$37]/(([.$B$38]+[.K$2])*([.$B5]+1))" office:value-type="float" office:value="126448.893572181" calcext:value-type="float">
            <text:p>126448,893572181</text:p>
          </table:table-cell>
          <table:table-cell table:formula="of:=[.$B$37]/(([.$B$38]+[.L$2])*([.$B5]+1))" office:value-type="float" office:value="124740.124740125" calcext:value-type="float">
            <text:p>124740,124740125</text:p>
          </table:table-cell>
          <table:table-cell table:formula="of:=[.$B$37]/(([.$B$38]+[.M$2])*([.$B5]+1))" office:value-type="float" office:value="123076.923076923" calcext:value-type="float">
            <text:p>123076,923076923</text:p>
          </table:table-cell>
          <table:table-cell table:formula="of:=[.$B$37]/(([.$B$38]+[.N$2])*([.$B5]+1))" office:value-type="float" office:value="121457.489878543" calcext:value-type="float">
            <text:p>121457,489878543</text:p>
          </table:table-cell>
          <table:table-cell table:formula="of:=[.$B$37]/(([.$B$38]+[.O$2])*([.$B5]+1))" office:value-type="float" office:value="119880.11988012" calcext:value-type="float">
            <text:p>119880,11988012</text:p>
          </table:table-cell>
          <table:table-cell table:formula="of:=[.$B$37]/(([.$B$38]+[.P$2])*([.$B5]+1))" office:value-type="float" office:value="118343.195266272" calcext:value-type="float">
            <text:p>118343,195266272</text:p>
          </table:table-cell>
          <table:table-cell table:formula="of:=[.$B$37]/(([.$B$38]+[.Q$2])*([.$B5]+1))" office:value-type="float" office:value="116845.180136319" calcext:value-type="float">
            <text:p>116845,180136319</text:p>
          </table:table-cell>
          <table:table-cell table:formula="of:=[.$B$37]/(([.$B$38]+[.R$2])*([.$B5]+1))" office:value-type="float" office:value="115384.615384615" calcext:value-type="float">
            <text:p>115384,615384615</text:p>
          </table:table-cell>
          <table:table-cell table:number-columns-repeated="1007"/>
        </table:table-row>
        <table:table-row table:style-name="ro2">
          <table:table-cell/>
          <table:table-cell table:formula="of:=[.$B5]+1" office:value-type="float" office:value="13" calcext:value-type="float">
            <text:p>13</text:p>
          </table:table-cell>
          <table:table-cell table:formula="of:=[.$B$37]/(([.$B$38]+[.C$2])*([.$B6]+1))" office:value-type="float" office:value="131868.131868132" calcext:value-type="float">
            <text:p>131868,131868132</text:p>
          </table:table-cell>
          <table:table-cell table:formula="of:=[.$B$37]/(([.$B$38]+[.D$2])*([.$B6]+1))" office:value-type="float" office:value="129870.12987013" calcext:value-type="float">
            <text:p>129870,12987013</text:p>
          </table:table-cell>
          <table:table-cell table:formula="of:=[.$B$37]/(([.$B$38]+[.E$2])*([.$B6]+1))" office:value-type="float" office:value="127931.769722815" calcext:value-type="float">
            <text:p>127931,769722815</text:p>
          </table:table-cell>
          <table:table-cell table:formula="of:=[.$B$37]/(([.$B$38]+[.F$2])*([.$B6]+1))" office:value-type="float" office:value="126050.420168067" calcext:value-type="float">
            <text:p>126050,420168067</text:p>
          </table:table-cell>
          <table:table-cell table:formula="of:=[.$B$37]/(([.$B$38]+[.G$2])*([.$B6]+1))" office:value-type="float" office:value="124223.602484472" calcext:value-type="float">
            <text:p>124223,602484472</text:p>
          </table:table-cell>
          <table:table-cell table:formula="of:=[.$B$37]/(([.$B$38]+[.H$2])*([.$B6]+1))" office:value-type="float" office:value="122448.979591837" calcext:value-type="float">
            <text:p>122448,979591837</text:p>
          </table:table-cell>
          <table:table-cell table:formula="of:=[.$B$37]/(([.$B$38]+[.I$2])*([.$B6]+1))" office:value-type="float" office:value="120724.346076459" calcext:value-type="float">
            <text:p>120724,346076459</text:p>
          </table:table-cell>
          <table:table-cell table:formula="of:=[.$B$37]/(([.$B$38]+[.J$2])*([.$B6]+1))" office:value-type="float" office:value="119047.619047619" calcext:value-type="float">
            <text:p>119047,619047619</text:p>
          </table:table-cell>
          <table:table-cell table:formula="of:=[.$B$37]/(([.$B$38]+[.K$2])*([.$B6]+1))" office:value-type="float" office:value="117416.829745597" calcext:value-type="float">
            <text:p>117416,829745597</text:p>
          </table:table-cell>
          <table:table-cell table:formula="of:=[.$B$37]/(([.$B$38]+[.L$2])*([.$B6]+1))" office:value-type="float" office:value="115830.115830116" calcext:value-type="float">
            <text:p>115830,115830116</text:p>
          </table:table-cell>
          <table:table-cell table:formula="of:=[.$B$37]/(([.$B$38]+[.M$2])*([.$B6]+1))" office:value-type="float" office:value="114285.714285714" calcext:value-type="float">
            <text:p>114285,714285714</text:p>
          </table:table-cell>
          <table:table-cell table:formula="of:=[.$B$37]/(([.$B$38]+[.N$2])*([.$B6]+1))" office:value-type="float" office:value="112781.954887218" calcext:value-type="float">
            <text:p>112781,954887218</text:p>
          </table:table-cell>
          <table:table-cell table:formula="of:=[.$B$37]/(([.$B$38]+[.O$2])*([.$B6]+1))" office:value-type="float" office:value="111317.254174397" calcext:value-type="float">
            <text:p>111317,254174397</text:p>
          </table:table-cell>
          <table:table-cell table:formula="of:=[.$B$37]/(([.$B$38]+[.P$2])*([.$B6]+1))" office:value-type="float" office:value="109890.10989011" calcext:value-type="float">
            <text:p>109890,10989011</text:p>
          </table:table-cell>
          <table:table-cell table:formula="of:=[.$B$37]/(([.$B$38]+[.Q$2])*([.$B6]+1))" office:value-type="float" office:value="108499.095840868" calcext:value-type="float">
            <text:p>108499,095840868</text:p>
          </table:table-cell>
          <table:table-cell table:formula="of:=[.$B$37]/(([.$B$38]+[.R$2])*([.$B6]+1))" office:value-type="float" office:value="107142.857142857" calcext:value-type="float">
            <text:p>107142,857142857</text:p>
          </table:table-cell>
          <table:table-cell table:number-columns-repeated="1007"/>
        </table:table-row>
        <table:table-row table:style-name="ro2">
          <table:table-cell/>
          <table:table-cell table:formula="of:=[.$B6]+1" office:value-type="float" office:value="14" calcext:value-type="float">
            <text:p>14</text:p>
          </table:table-cell>
          <table:table-cell table:formula="of:=[.$B$37]/(([.$B$38]+[.C$2])*([.$B7]+1))" office:value-type="float" office:value="123076.923076923" calcext:value-type="float">
            <text:p>123076,923076923</text:p>
          </table:table-cell>
          <table:table-cell table:formula="of:=[.$B$37]/(([.$B$38]+[.D$2])*([.$B7]+1))" office:value-type="float" office:value="121212.121212121" calcext:value-type="float">
            <text:p>121212,121212121</text:p>
          </table:table-cell>
          <table:table-cell table:formula="of:=[.$B$37]/(([.$B$38]+[.E$2])*([.$B7]+1))" office:value-type="float" office:value="119402.985074627" calcext:value-type="float">
            <text:p>119402,985074627</text:p>
          </table:table-cell>
          <table:table-cell table:formula="of:=[.$B$37]/(([.$B$38]+[.F$2])*([.$B7]+1))" office:value-type="float" office:value="117647.058823529" calcext:value-type="float">
            <text:p>117647,058823529</text:p>
          </table:table-cell>
          <table:table-cell table:formula="of:=[.$B$37]/(([.$B$38]+[.G$2])*([.$B7]+1))" office:value-type="float" office:value="115942.028985507" calcext:value-type="float">
            <text:p>115942,028985507</text:p>
          </table:table-cell>
          <table:table-cell table:formula="of:=[.$B$37]/(([.$B$38]+[.H$2])*([.$B7]+1))" office:value-type="float" office:value="114285.714285714" calcext:value-type="float">
            <text:p>114285,714285714</text:p>
          </table:table-cell>
          <table:table-cell table:formula="of:=[.$B$37]/(([.$B$38]+[.I$2])*([.$B7]+1))" office:value-type="float" office:value="112676.056338028" calcext:value-type="float">
            <text:p>112676,056338028</text:p>
          </table:table-cell>
          <table:table-cell table:formula="of:=[.$B$37]/(([.$B$38]+[.J$2])*([.$B7]+1))" office:value-type="float" office:value="111111.111111111" calcext:value-type="float">
            <text:p>111111,111111111</text:p>
          </table:table-cell>
          <table:table-cell table:formula="of:=[.$B$37]/(([.$B$38]+[.K$2])*([.$B7]+1))" office:value-type="float" office:value="109589.04109589" calcext:value-type="float">
            <text:p>109589,04109589</text:p>
          </table:table-cell>
          <table:table-cell table:formula="of:=[.$B$37]/(([.$B$38]+[.L$2])*([.$B7]+1))" office:value-type="float" office:value="108108.108108108" calcext:value-type="float">
            <text:p>108108,108108108</text:p>
          </table:table-cell>
          <table:table-cell table:formula="of:=[.$B$37]/(([.$B$38]+[.M$2])*([.$B7]+1))" office:value-type="float" office:value="106666.666666667" calcext:value-type="float">
            <text:p>106666,666666667</text:p>
          </table:table-cell>
          <table:table-cell table:formula="of:=[.$B$37]/(([.$B$38]+[.N$2])*([.$B7]+1))" office:value-type="float" office:value="105263.157894737" calcext:value-type="float">
            <text:p>105263,157894737</text:p>
          </table:table-cell>
          <table:table-cell table:formula="of:=[.$B$37]/(([.$B$38]+[.O$2])*([.$B7]+1))" office:value-type="float" office:value="103896.103896104" calcext:value-type="float">
            <text:p>103896,103896104</text:p>
          </table:table-cell>
          <table:table-cell table:formula="of:=[.$B$37]/(([.$B$38]+[.P$2])*([.$B7]+1))" office:value-type="float" office:value="102564.102564103" calcext:value-type="float">
            <text:p>102564,102564103</text:p>
          </table:table-cell>
          <table:table-cell table:formula="of:=[.$B$37]/(([.$B$38]+[.Q$2])*([.$B7]+1))" office:value-type="float" office:value="101265.82278481" calcext:value-type="float">
            <text:p>101265,82278481</text:p>
          </table:table-cell>
          <table:table-cell table:formula="of:=[.$B$37]/(([.$B$38]+[.R$2])*([.$B7]+1))"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2">
          <table:table-cell/>
          <table:table-cell table:formula="of:=[.$B7]+1" office:value-type="float" office:value="15" calcext:value-type="float">
            <text:p>15</text:p>
          </table:table-cell>
          <table:table-cell table:formula="of:=[.$B$37]/(([.$B$38]+[.C$2])*([.$B8]+1))" office:value-type="float" office:value="115384.615384615" calcext:value-type="float">
            <text:p>115384,615384615</text:p>
          </table:table-cell>
          <table:table-cell table:formula="of:=[.$B$37]/(([.$B$38]+[.D$2])*([.$B8]+1))" office:value-type="float" office:value="113636.363636364" calcext:value-type="float">
            <text:p>113636,363636364</text:p>
          </table:table-cell>
          <table:table-cell table:formula="of:=[.$B$37]/(([.$B$38]+[.E$2])*([.$B8]+1))" office:value-type="float" office:value="111940.298507463" calcext:value-type="float">
            <text:p>111940,298507463</text:p>
          </table:table-cell>
          <table:table-cell table:formula="of:=[.$B$37]/(([.$B$38]+[.F$2])*([.$B8]+1))" office:value-type="float" office:value="110294.117647059" calcext:value-type="float">
            <text:p>110294,117647059</text:p>
          </table:table-cell>
          <table:table-cell table:formula="of:=[.$B$37]/(([.$B$38]+[.G$2])*([.$B8]+1))" office:value-type="float" office:value="108695.652173913" calcext:value-type="float">
            <text:p>108695,652173913</text:p>
          </table:table-cell>
          <table:table-cell table:formula="of:=[.$B$37]/(([.$B$38]+[.H$2])*([.$B8]+1))" office:value-type="float" office:value="107142.857142857" calcext:value-type="float">
            <text:p>107142,857142857</text:p>
          </table:table-cell>
          <table:table-cell table:formula="of:=[.$B$37]/(([.$B$38]+[.I$2])*([.$B8]+1))" office:value-type="float" office:value="105633.802816901" calcext:value-type="float">
            <text:p>105633,802816901</text:p>
          </table:table-cell>
          <table:table-cell table:formula="of:=[.$B$37]/(([.$B$38]+[.J$2])*([.$B8]+1))" office:value-type="float" office:value="104166.666666667" calcext:value-type="float">
            <text:p>104166,666666667</text:p>
          </table:table-cell>
          <table:table-cell table:formula="of:=[.$B$37]/(([.$B$38]+[.K$2])*([.$B8]+1))" office:value-type="float" office:value="102739.726027397" calcext:value-type="float">
            <text:p>102739,726027397</text:p>
          </table:table-cell>
          <table:table-cell table:formula="of:=[.$B$37]/(([.$B$38]+[.L$2])*([.$B8]+1))" office:value-type="float" office:value="101351.351351351" calcext:value-type="float">
            <text:p>101351,351351351</text:p>
          </table:table-cell>
          <table:table-cell table:formula="of:=[.$B$37]/(([.$B$38]+[.M$2])*([.$B8]+1))" office:value-type="float" office:value="100000" calcext:value-type="float">
            <text:p>100000</text:p>
          </table:table-cell>
          <table:table-cell table:formula="of:=[.$B$37]/(([.$B$38]+[.N$2])*([.$B8]+1))" office:value-type="float" office:value="98684.2105263158" calcext:value-type="float">
            <text:p>98684,2105263158</text:p>
          </table:table-cell>
          <table:table-cell table:formula="of:=[.$B$37]/(([.$B$38]+[.O$2])*([.$B8]+1))" office:value-type="float" office:value="97402.5974025974" calcext:value-type="float">
            <text:p>97402,5974025974</text:p>
          </table:table-cell>
          <table:table-cell table:formula="of:=[.$B$37]/(([.$B$38]+[.P$2])*([.$B8]+1))" office:value-type="float" office:value="96153.8461538462" calcext:value-type="float">
            <text:p>96153,8461538462</text:p>
          </table:table-cell>
          <table:table-cell table:formula="of:=[.$B$37]/(([.$B$38]+[.Q$2])*([.$B8]+1))" office:value-type="float" office:value="94936.7088607595" calcext:value-type="float">
            <text:p>94936,7088607595</text:p>
          </table:table-cell>
          <table:table-cell table:formula="of:=[.$B$37]/(([.$B$38]+[.R$2])*([.$B8]+1))" office:value-type="float" office:value="93750" calcext:value-type="float">
            <text:p>93750</text:p>
          </table:table-cell>
          <table:table-cell table:number-columns-repeated="1007"/>
        </table:table-row>
        <table:table-row table:style-name="ro2">
          <table:table-cell/>
          <table:table-cell table:formula="of:=[.$B8]+1" office:value-type="float" office:value="16" calcext:value-type="float">
            <text:p>16</text:p>
          </table:table-cell>
          <table:table-cell table:formula="of:=[.$B$37]/(([.$B$38]+[.C$2])*([.$B9]+1))" office:value-type="float" office:value="108597.285067873" calcext:value-type="float">
            <text:p>108597,285067873</text:p>
          </table:table-cell>
          <table:table-cell table:formula="of:=[.$B$37]/(([.$B$38]+[.D$2])*([.$B9]+1))" office:value-type="float" office:value="106951.871657754" calcext:value-type="float">
            <text:p>106951,871657754</text:p>
          </table:table-cell>
          <table:table-cell table:formula="of:=[.$B$37]/(([.$B$38]+[.E$2])*([.$B9]+1))" office:value-type="float" office:value="105355.575065847" calcext:value-type="float">
            <text:p>105355,575065847</text:p>
          </table:table-cell>
          <table:table-cell table:formula="of:=[.$B$37]/(([.$B$38]+[.F$2])*([.$B9]+1))" office:value-type="float" office:value="103806.228373702" calcext:value-type="float">
            <text:p>103806,228373702</text:p>
          </table:table-cell>
          <table:table-cell table:formula="of:=[.$B$37]/(([.$B$38]+[.G$2])*([.$B9]+1))" office:value-type="float" office:value="102301.79028133" calcext:value-type="float">
            <text:p>102301,79028133</text:p>
          </table:table-cell>
          <table:table-cell table:formula="of:=[.$B$37]/(([.$B$38]+[.H$2])*([.$B9]+1))" office:value-type="float" office:value="100840.336134454" calcext:value-type="float">
            <text:p>100840,336134454</text:p>
          </table:table-cell>
          <table:table-cell table:formula="of:=[.$B$37]/(([.$B$38]+[.I$2])*([.$B9]+1))" office:value-type="float" office:value="99420.0497100249" calcext:value-type="float">
            <text:p>99420,0497100249</text:p>
          </table:table-cell>
          <table:table-cell table:formula="of:=[.$B$37]/(([.$B$38]+[.J$2])*([.$B9]+1))" office:value-type="float" office:value="98039.2156862745" calcext:value-type="float">
            <text:p>98039,2156862745</text:p>
          </table:table-cell>
          <table:table-cell table:formula="of:=[.$B$37]/(([.$B$38]+[.K$2])*([.$B9]+1))" office:value-type="float" office:value="96696.212731668" calcext:value-type="float">
            <text:p>96696,212731668</text:p>
          </table:table-cell>
          <table:table-cell table:formula="of:=[.$B$37]/(([.$B$38]+[.L$2])*([.$B9]+1))" office:value-type="float" office:value="95389.507154213" calcext:value-type="float">
            <text:p>95389,507154213</text:p>
          </table:table-cell>
          <table:table-cell table:formula="of:=[.$B$37]/(([.$B$38]+[.M$2])*([.$B9]+1))" office:value-type="float" office:value="94117.6470588235" calcext:value-type="float">
            <text:p>94117,6470588235</text:p>
          </table:table-cell>
          <table:table-cell table:formula="of:=[.$B$37]/(([.$B$38]+[.N$2])*([.$B9]+1))" office:value-type="float" office:value="92879.2569659443" calcext:value-type="float">
            <text:p>92879,2569659443</text:p>
          </table:table-cell>
          <table:table-cell table:formula="of:=[.$B$37]/(([.$B$38]+[.O$2])*([.$B9]+1))" office:value-type="float" office:value="91673.0328495034" calcext:value-type="float">
            <text:p>91673,0328495034</text:p>
          </table:table-cell>
          <table:table-cell table:formula="of:=[.$B$37]/(([.$B$38]+[.P$2])*([.$B9]+1))" office:value-type="float" office:value="90497.7375565611" calcext:value-type="float">
            <text:p>90497,7375565611</text:p>
          </table:table-cell>
          <table:table-cell table:formula="of:=[.$B$37]/(([.$B$38]+[.Q$2])*([.$B9]+1))" office:value-type="float" office:value="89352.1965748325" calcext:value-type="float">
            <text:p>89352,1965748325</text:p>
          </table:table-cell>
          <table:table-cell table:formula="of:=[.$B$37]/(([.$B$38]+[.R$2])*([.$B9]+1))" office:value-type="float" office:value="88235.2941176471" calcext:value-type="float">
            <text:p>88235,2941176471</text:p>
          </table:table-cell>
          <table:table-cell table:number-columns-repeated="1007"/>
        </table:table-row>
        <table:table-row table:style-name="ro2">
          <table:table-cell/>
          <table:table-cell table:formula="of:=[.$B9]+1" office:value-type="float" office:value="17" calcext:value-type="float">
            <text:p>17</text:p>
          </table:table-cell>
          <table:table-cell table:formula="of:=[.$B$37]/(([.$B$38]+[.C$2])*([.$B10]+1))" office:value-type="float" office:value="102564.102564103" calcext:value-type="float">
            <text:p>102564,102564103</text:p>
          </table:table-cell>
          <table:table-cell table:formula="of:=[.$B$37]/(([.$B$38]+[.D$2])*([.$B10]+1))" office:value-type="float" office:value="101010.101010101" calcext:value-type="float">
            <text:p>101010,101010101</text:p>
          </table:table-cell>
          <table:table-cell table:formula="of:=[.$B$37]/(([.$B$38]+[.E$2])*([.$B10]+1))" office:value-type="float" office:value="99502.4875621891" calcext:value-type="float">
            <text:p>99502,4875621891</text:p>
          </table:table-cell>
          <table:table-cell table:formula="of:=[.$B$37]/(([.$B$38]+[.F$2])*([.$B10]+1))" office:value-type="float" office:value="98039.2156862745" calcext:value-type="float">
            <text:p>98039,2156862745</text:p>
          </table:table-cell>
          <table:table-cell table:formula="of:=[.$B$37]/(([.$B$38]+[.G$2])*([.$B10]+1))" office:value-type="float" office:value="96618.3574879227" calcext:value-type="float">
            <text:p>96618,3574879227</text:p>
          </table:table-cell>
          <table:table-cell table:formula="of:=[.$B$37]/(([.$B$38]+[.H$2])*([.$B10]+1))" office:value-type="float" office:value="95238.0952380952" calcext:value-type="float">
            <text:p>95238,0952380952</text:p>
          </table:table-cell>
          <table:table-cell table:formula="of:=[.$B$37]/(([.$B$38]+[.I$2])*([.$B10]+1))" office:value-type="float" office:value="93896.7136150235" calcext:value-type="float">
            <text:p>93896,7136150235</text:p>
          </table:table-cell>
          <table:table-cell table:formula="of:=[.$B$37]/(([.$B$38]+[.J$2])*([.$B10]+1))" office:value-type="float" office:value="92592.5925925926" calcext:value-type="float">
            <text:p>92592,5925925926</text:p>
          </table:table-cell>
          <table:table-cell table:formula="of:=[.$B$37]/(([.$B$38]+[.K$2])*([.$B10]+1))" office:value-type="float" office:value="91324.200913242" calcext:value-type="float">
            <text:p>91324,200913242</text:p>
          </table:table-cell>
          <table:table-cell table:formula="of:=[.$B$37]/(([.$B$38]+[.L$2])*([.$B10]+1))" office:value-type="float" office:value="90090.0900900901" calcext:value-type="float">
            <text:p>90090,0900900901</text:p>
          </table:table-cell>
          <table:table-cell table:formula="of:=[.$B$37]/(([.$B$38]+[.M$2])*([.$B10]+1))" office:value-type="float" office:value="88888.8888888889" calcext:value-type="float">
            <text:p>88888,8888888889</text:p>
          </table:table-cell>
          <table:table-cell table:formula="of:=[.$B$37]/(([.$B$38]+[.N$2])*([.$B10]+1))" office:value-type="float" office:value="87719.298245614" calcext:value-type="float">
            <text:p>87719,298245614</text:p>
          </table:table-cell>
          <table:table-cell table:formula="of:=[.$B$37]/(([.$B$38]+[.O$2])*([.$B10]+1))" office:value-type="float" office:value="86580.0865800866" calcext:value-type="float">
            <text:p>86580,0865800866</text:p>
          </table:table-cell>
          <table:table-cell table:formula="of:=[.$B$37]/(([.$B$38]+[.P$2])*([.$B10]+1))" office:value-type="float" office:value="85470.0854700855" calcext:value-type="float">
            <text:p>85470,0854700855</text:p>
          </table:table-cell>
          <table:table-cell table:formula="of:=[.$B$37]/(([.$B$38]+[.Q$2])*([.$B10]+1))" office:value-type="float" office:value="84388.1856540084" calcext:value-type="float">
            <text:p>84388,1856540084</text:p>
          </table:table-cell>
          <table:table-cell table:formula="of:=[.$B$37]/(([.$B$38]+[.R$2])*([.$B10]+1))" office:value-type="float" office:value="83333.3333333333" calcext:value-type="float">
            <text:p>83333,3333333333</text:p>
          </table:table-cell>
          <table:table-cell table:number-columns-repeated="1007"/>
        </table:table-row>
        <table:table-row table:style-name="ro2">
          <table:table-cell/>
          <table:table-cell table:formula="of:=[.$B10]+1" office:value-type="float" office:value="18" calcext:value-type="float">
            <text:p>18</text:p>
          </table:table-cell>
          <table:table-cell table:formula="of:=[.$B$37]/(([.$B$38]+[.C$2])*([.$B11]+1))" office:value-type="float" office:value="97165.991902834" calcext:value-type="float">
            <text:p>97165,991902834</text:p>
          </table:table-cell>
          <table:table-cell table:formula="of:=[.$B$37]/(([.$B$38]+[.D$2])*([.$B11]+1))" office:value-type="float" office:value="95693.7799043062" calcext:value-type="float">
            <text:p>95693,7799043062</text:p>
          </table:table-cell>
          <table:table-cell table:formula="of:=[.$B$37]/(([.$B$38]+[.E$2])*([.$B11]+1))" office:value-type="float" office:value="94265.5145326002" calcext:value-type="float">
            <text:p>94265,5145326002</text:p>
          </table:table-cell>
          <table:table-cell table:formula="of:=[.$B$37]/(([.$B$38]+[.F$2])*([.$B11]+1))" office:value-type="float" office:value="92879.2569659443" calcext:value-type="float">
            <text:p>92879,2569659443</text:p>
          </table:table-cell>
          <table:table-cell table:formula="of:=[.$B$37]/(([.$B$38]+[.G$2])*([.$B11]+1))" office:value-type="float" office:value="91533.180778032" calcext:value-type="float">
            <text:p>91533,180778032</text:p>
          </table:table-cell>
          <table:table-cell table:formula="of:=[.$B$37]/(([.$B$38]+[.H$2])*([.$B11]+1))" office:value-type="float" office:value="90225.5639097744" calcext:value-type="float">
            <text:p>90225,5639097744</text:p>
          </table:table-cell>
          <table:table-cell table:formula="of:=[.$B$37]/(([.$B$38]+[.I$2])*([.$B11]+1))" office:value-type="float" office:value="88954.7813194959" calcext:value-type="float">
            <text:p>88954,7813194959</text:p>
          </table:table-cell>
          <table:table-cell table:formula="of:=[.$B$37]/(([.$B$38]+[.J$2])*([.$B11]+1))" office:value-type="float" office:value="87719.298245614" calcext:value-type="float">
            <text:p>87719,298245614</text:p>
          </table:table-cell>
          <table:table-cell table:formula="of:=[.$B$37]/(([.$B$38]+[.K$2])*([.$B11]+1))" office:value-type="float" office:value="86517.6640230714" calcext:value-type="float">
            <text:p>86517,6640230714</text:p>
          </table:table-cell>
          <table:table-cell table:formula="of:=[.$B$37]/(([.$B$38]+[.L$2])*([.$B11]+1))" office:value-type="float" office:value="85348.506401138" calcext:value-type="float">
            <text:p>85348,506401138</text:p>
          </table:table-cell>
          <table:table-cell table:formula="of:=[.$B$37]/(([.$B$38]+[.M$2])*([.$B11]+1))" office:value-type="float" office:value="84210.5263157895" calcext:value-type="float">
            <text:p>84210,5263157895</text:p>
          </table:table-cell>
          <table:table-cell table:formula="of:=[.$B$37]/(([.$B$38]+[.N$2])*([.$B11]+1))" office:value-type="float" office:value="83102.4930747923" calcext:value-type="float">
            <text:p>83102,4930747923</text:p>
          </table:table-cell>
          <table:table-cell table:formula="of:=[.$B$37]/(([.$B$38]+[.O$2])*([.$B11]+1))" office:value-type="float" office:value="82023.2399179768" calcext:value-type="float">
            <text:p>82023,2399179768</text:p>
          </table:table-cell>
          <table:table-cell table:formula="of:=[.$B$37]/(([.$B$38]+[.P$2])*([.$B11]+1))" office:value-type="float" office:value="80971.6599190284" calcext:value-type="float">
            <text:p>80971,6599190284</text:p>
          </table:table-cell>
          <table:table-cell table:formula="of:=[.$B$37]/(([.$B$38]+[.Q$2])*([.$B11]+1))" office:value-type="float" office:value="79946.7021985343" calcext:value-type="float">
            <text:p>79946,7021985343</text:p>
          </table:table-cell>
          <table:table-cell table:formula="of:=[.$B$37]/(([.$B$38]+[.R$2])*([.$B11]+1))" office:value-type="float" office:value="78947.3684210526" calcext:value-type="float">
            <text:p>78947,3684210526</text:p>
          </table:table-cell>
          <table:table-cell table:number-columns-repeated="1007"/>
        </table:table-row>
        <table:table-row table:style-name="ro2">
          <table:table-cell/>
          <table:table-cell table:formula="of:=[.$B11]+1" office:value-type="float" office:value="19" calcext:value-type="float">
            <text:p>19</text:p>
          </table:table-cell>
          <table:table-cell table:formula="of:=[.$B$37]/(([.$B$38]+[.C$2])*([.$B12]+1))" office:value-type="float" office:value="92307.6923076923" calcext:value-type="float">
            <text:p>92307,6923076923</text:p>
          </table:table-cell>
          <table:table-cell table:formula="of:=[.$B$37]/(([.$B$38]+[.D$2])*([.$B12]+1))" office:value-type="float" office:value="90909.0909090909" calcext:value-type="float">
            <text:p>90909,0909090909</text:p>
          </table:table-cell>
          <table:table-cell table:formula="of:=[.$B$37]/(([.$B$38]+[.E$2])*([.$B12]+1))" office:value-type="float" office:value="89552.2388059702" calcext:value-type="float">
            <text:p>89552,2388059702</text:p>
          </table:table-cell>
          <table:table-cell table:formula="of:=[.$B$37]/(([.$B$38]+[.F$2])*([.$B12]+1))" office:value-type="float" office:value="88235.2941176471" calcext:value-type="float">
            <text:p>88235,2941176471</text:p>
          </table:table-cell>
          <table:table-cell table:formula="of:=[.$B$37]/(([.$B$38]+[.G$2])*([.$B12]+1))" office:value-type="float" office:value="86956.5217391304" calcext:value-type="float">
            <text:p>86956,5217391304</text:p>
          </table:table-cell>
          <table:table-cell table:formula="of:=[.$B$37]/(([.$B$38]+[.H$2])*([.$B12]+1))" office:value-type="float" office:value="85714.2857142857" calcext:value-type="float">
            <text:p>85714,2857142857</text:p>
          </table:table-cell>
          <table:table-cell table:formula="of:=[.$B$37]/(([.$B$38]+[.I$2])*([.$B12]+1))" office:value-type="float" office:value="84507.0422535211" calcext:value-type="float">
            <text:p>84507,0422535211</text:p>
          </table:table-cell>
          <table:table-cell table:formula="of:=[.$B$37]/(([.$B$38]+[.J$2])*([.$B12]+1))" office:value-type="float" office:value="83333.3333333333" calcext:value-type="float">
            <text:p>83333,3333333333</text:p>
          </table:table-cell>
          <table:table-cell table:formula="of:=[.$B$37]/(([.$B$38]+[.K$2])*([.$B12]+1))" office:value-type="float" office:value="82191.7808219178" calcext:value-type="float">
            <text:p>82191,7808219178</text:p>
          </table:table-cell>
          <table:table-cell table:formula="of:=[.$B$37]/(([.$B$38]+[.L$2])*([.$B12]+1))" office:value-type="float" office:value="81081.0810810811" calcext:value-type="float">
            <text:p>81081,0810810811</text:p>
          </table:table-cell>
          <table:table-cell table:formula="of:=[.$B$37]/(([.$B$38]+[.M$2])*([.$B12]+1))" office:value-type="float" office:value="80000" calcext:value-type="float">
            <text:p>80000</text:p>
          </table:table-cell>
          <table:table-cell table:formula="of:=[.$B$37]/(([.$B$38]+[.N$2])*([.$B12]+1))" office:value-type="float" office:value="78947.3684210526" calcext:value-type="float">
            <text:p>78947,3684210526</text:p>
          </table:table-cell>
          <table:table-cell table:formula="of:=[.$B$37]/(([.$B$38]+[.O$2])*([.$B12]+1))" office:value-type="float" office:value="77922.0779220779" calcext:value-type="float">
            <text:p>77922,0779220779</text:p>
          </table:table-cell>
          <table:table-cell table:formula="of:=[.$B$37]/(([.$B$38]+[.P$2])*([.$B12]+1))" office:value-type="float" office:value="76923.0769230769" calcext:value-type="float">
            <text:p>76923,0769230769</text:p>
          </table:table-cell>
          <table:table-cell table:formula="of:=[.$B$37]/(([.$B$38]+[.Q$2])*([.$B12]+1))" office:value-type="float" office:value="75949.3670886076" calcext:value-type="float">
            <text:p>75949,3670886076</text:p>
          </table:table-cell>
          <table:table-cell table:formula="of:=[.$B$37]/(([.$B$38]+[.R$2])*([.$B12]+1))" office:value-type="float" office:value="75000" calcext:value-type="float">
            <text:p>75000</text:p>
          </table:table-cell>
          <table:table-cell table:number-columns-repeated="1007"/>
        </table:table-row>
        <table:table-row table:style-name="ro2">
          <table:table-cell/>
          <table:table-cell table:formula="of:=[.$B12]+1" office:value-type="float" office:value="20" calcext:value-type="float">
            <text:p>20</text:p>
          </table:table-cell>
          <table:table-cell table:formula="of:=[.$B$37]/(([.$B$38]+[.C$2])*([.$B13]+1))" office:value-type="float" office:value="87912.0879120879" calcext:value-type="float">
            <text:p>87912,0879120879</text:p>
          </table:table-cell>
          <table:table-cell table:formula="of:=[.$B$37]/(([.$B$38]+[.D$2])*([.$B13]+1))" office:value-type="float" office:value="86580.0865800866" calcext:value-type="float">
            <text:p>86580,0865800866</text:p>
          </table:table-cell>
          <table:table-cell table:formula="of:=[.$B$37]/(([.$B$38]+[.E$2])*([.$B13]+1))" office:value-type="float" office:value="85287.8464818763" calcext:value-type="float">
            <text:p>85287,8464818763</text:p>
          </table:table-cell>
          <table:table-cell table:formula="of:=[.$B$37]/(([.$B$38]+[.F$2])*([.$B13]+1))" office:value-type="float" office:value="84033.6134453782" calcext:value-type="float">
            <text:p>84033,6134453782</text:p>
          </table:table-cell>
          <table:table-cell table:formula="of:=[.$B$37]/(([.$B$38]+[.G$2])*([.$B13]+1))" office:value-type="float" office:value="82815.734989648" calcext:value-type="float">
            <text:p>82815,734989648</text:p>
          </table:table-cell>
          <table:table-cell table:formula="of:=[.$B$37]/(([.$B$38]+[.H$2])*([.$B13]+1))" office:value-type="float" office:value="81632.6530612245" calcext:value-type="float">
            <text:p>81632,6530612245</text:p>
          </table:table-cell>
          <table:table-cell table:formula="of:=[.$B$37]/(([.$B$38]+[.I$2])*([.$B13]+1))" office:value-type="float" office:value="80482.8973843058" calcext:value-type="float">
            <text:p>80482,8973843058</text:p>
          </table:table-cell>
          <table:table-cell table:formula="of:=[.$B$37]/(([.$B$38]+[.J$2])*([.$B13]+1))" office:value-type="float" office:value="79365.0793650794" calcext:value-type="float">
            <text:p>79365,0793650794</text:p>
          </table:table-cell>
          <table:table-cell table:formula="of:=[.$B$37]/(([.$B$38]+[.K$2])*([.$B13]+1))" office:value-type="float" office:value="78277.8864970646" calcext:value-type="float">
            <text:p>78277,8864970646</text:p>
          </table:table-cell>
          <table:table-cell table:formula="of:=[.$B$37]/(([.$B$38]+[.L$2])*([.$B13]+1))" office:value-type="float" office:value="77220.0772200772" calcext:value-type="float">
            <text:p>77220,0772200772</text:p>
          </table:table-cell>
          <table:table-cell table:formula="of:=[.$B$37]/(([.$B$38]+[.M$2])*([.$B13]+1))" office:value-type="float" office:value="76190.4761904762" calcext:value-type="float">
            <text:p>76190,4761904762</text:p>
          </table:table-cell>
          <table:table-cell table:formula="of:=[.$B$37]/(([.$B$38]+[.N$2])*([.$B13]+1))" office:value-type="float" office:value="75187.969924812" calcext:value-type="float">
            <text:p>75187,969924812</text:p>
          </table:table-cell>
          <table:table-cell table:formula="of:=[.$B$37]/(([.$B$38]+[.O$2])*([.$B13]+1))" office:value-type="float" office:value="74211.5027829314" calcext:value-type="float">
            <text:p>74211,5027829314</text:p>
          </table:table-cell>
          <table:table-cell table:formula="of:=[.$B$37]/(([.$B$38]+[.P$2])*([.$B13]+1))" office:value-type="float" office:value="73260.0732600733" calcext:value-type="float">
            <text:p>73260,0732600733</text:p>
          </table:table-cell>
          <table:table-cell table:formula="of:=[.$B$37]/(([.$B$38]+[.Q$2])*([.$B13]+1))" office:value-type="float" office:value="72332.7305605787" calcext:value-type="float">
            <text:p>72332,7305605787</text:p>
          </table:table-cell>
          <table:table-cell table:formula="of:=[.$B$37]/(([.$B$38]+[.R$2])*([.$B13]+1))" office:value-type="float" office:value="71428.5714285714" calcext:value-type="float">
            <text:p>71428,5714285714</text:p>
          </table:table-cell>
          <table:table-cell table:number-columns-repeated="1007"/>
        </table:table-row>
        <table:table-row table:style-name="ro2">
          <table:table-cell/>
          <table:table-cell table:formula="of:=[.$B13]+1" office:value-type="float" office:value="21" calcext:value-type="float">
            <text:p>21</text:p>
          </table:table-cell>
          <table:table-cell table:formula="of:=[.$B$37]/(([.$B$38]+[.C$2])*([.$B14]+1))" office:value-type="float" office:value="83916.0839160839" calcext:value-type="float">
            <text:p>83916,0839160839</text:p>
          </table:table-cell>
          <table:table-cell table:formula="of:=[.$B$37]/(([.$B$38]+[.D$2])*([.$B14]+1))" office:value-type="float" office:value="82644.6280991736" calcext:value-type="float">
            <text:p>82644,6280991736</text:p>
          </table:table-cell>
          <table:table-cell table:formula="of:=[.$B$37]/(([.$B$38]+[.E$2])*([.$B14]+1))" office:value-type="float" office:value="81411.1261872456" calcext:value-type="float">
            <text:p>81411,1261872456</text:p>
          </table:table-cell>
          <table:table-cell table:formula="of:=[.$B$37]/(([.$B$38]+[.F$2])*([.$B14]+1))" office:value-type="float" office:value="80213.9037433155" calcext:value-type="float">
            <text:p>80213,9037433155</text:p>
          </table:table-cell>
          <table:table-cell table:formula="of:=[.$B$37]/(([.$B$38]+[.G$2])*([.$B14]+1))" office:value-type="float" office:value="79051.3833992095" calcext:value-type="float">
            <text:p>79051,3833992095</text:p>
          </table:table-cell>
          <table:table-cell table:formula="of:=[.$B$37]/(([.$B$38]+[.H$2])*([.$B14]+1))" office:value-type="float" office:value="77922.0779220779" calcext:value-type="float">
            <text:p>77922,0779220779</text:p>
          </table:table-cell>
          <table:table-cell table:formula="of:=[.$B$37]/(([.$B$38]+[.I$2])*([.$B14]+1))" office:value-type="float" office:value="76824.5838668374" calcext:value-type="float">
            <text:p>76824,5838668374</text:p>
          </table:table-cell>
          <table:table-cell table:formula="of:=[.$B$37]/(([.$B$38]+[.J$2])*([.$B14]+1))" office:value-type="float" office:value="75757.5757575758" calcext:value-type="float">
            <text:p>75757,5757575758</text:p>
          </table:table-cell>
          <table:table-cell table:formula="of:=[.$B$37]/(([.$B$38]+[.K$2])*([.$B14]+1))" office:value-type="float" office:value="74719.800747198" calcext:value-type="float">
            <text:p>74719,800747198</text:p>
          </table:table-cell>
          <table:table-cell table:formula="of:=[.$B$37]/(([.$B$38]+[.L$2])*([.$B14]+1))" office:value-type="float" office:value="73710.0737100737" calcext:value-type="float">
            <text:p>73710,0737100737</text:p>
          </table:table-cell>
          <table:table-cell table:formula="of:=[.$B$37]/(([.$B$38]+[.M$2])*([.$B14]+1))" office:value-type="float" office:value="72727.2727272727" calcext:value-type="float">
            <text:p>72727,2727272727</text:p>
          </table:table-cell>
          <table:table-cell table:formula="of:=[.$B$37]/(([.$B$38]+[.N$2])*([.$B14]+1))" office:value-type="float" office:value="71770.3349282297" calcext:value-type="float">
            <text:p>71770,3349282297</text:p>
          </table:table-cell>
          <table:table-cell table:formula="of:=[.$B$37]/(([.$B$38]+[.O$2])*([.$B14]+1))" office:value-type="float" office:value="70838.2526564345" calcext:value-type="float">
            <text:p>70838,2526564345</text:p>
          </table:table-cell>
          <table:table-cell table:formula="of:=[.$B$37]/(([.$B$38]+[.P$2])*([.$B14]+1))" office:value-type="float" office:value="69930.0699300699" calcext:value-type="float">
            <text:p>69930,0699300699</text:p>
          </table:table-cell>
          <table:table-cell table:formula="of:=[.$B$37]/(([.$B$38]+[.Q$2])*([.$B14]+1))" office:value-type="float" office:value="69044.8791714615" calcext:value-type="float">
            <text:p>69044,8791714615</text:p>
          </table:table-cell>
          <table:table-cell table:formula="of:=[.$B$37]/(([.$B$38]+[.R$2])*([.$B14]+1))" office:value-type="float" office:value="68181.8181818182" calcext:value-type="float">
            <text:p>68181,8181818182</text:p>
          </table:table-cell>
          <table:table-cell table:number-columns-repeated="1007"/>
        </table:table-row>
        <table:table-row table:style-name="ro2">
          <table:table-cell/>
          <table:table-cell table:formula="of:=[.$B14]+1" office:value-type="float" office:value="22" calcext:value-type="float">
            <text:p>22</text:p>
          </table:table-cell>
          <table:table-cell table:formula="of:=[.$B$37]/(([.$B$38]+[.C$2])*([.$B15]+1))" office:value-type="float" office:value="80267.5585284281" calcext:value-type="float">
            <text:p>80267,5585284281</text:p>
          </table:table-cell>
          <table:table-cell table:formula="of:=[.$B$37]/(([.$B$38]+[.D$2])*([.$B15]+1))" office:value-type="float" office:value="79051.3833992095" calcext:value-type="float">
            <text:p>79051,3833992095</text:p>
          </table:table-cell>
          <table:table-cell table:formula="of:=[.$B$37]/(([.$B$38]+[.E$2])*([.$B15]+1))" office:value-type="float" office:value="77871.5120051914" calcext:value-type="float">
            <text:p>77871,5120051914</text:p>
          </table:table-cell>
          <table:table-cell table:formula="of:=[.$B$37]/(([.$B$38]+[.F$2])*([.$B15]+1))" office:value-type="float" office:value="76726.3427109974" calcext:value-type="float">
            <text:p>76726,3427109974</text:p>
          </table:table-cell>
          <table:table-cell table:formula="of:=[.$B$37]/(([.$B$38]+[.G$2])*([.$B15]+1))" office:value-type="float" office:value="75614.3667296786" calcext:value-type="float">
            <text:p>75614,3667296786</text:p>
          </table:table-cell>
          <table:table-cell table:formula="of:=[.$B$37]/(([.$B$38]+[.H$2])*([.$B15]+1))" office:value-type="float" office:value="74534.1614906832" calcext:value-type="float">
            <text:p>74534,1614906832</text:p>
          </table:table-cell>
          <table:table-cell table:formula="of:=[.$B$37]/(([.$B$38]+[.I$2])*([.$B15]+1))" office:value-type="float" office:value="73484.3845682793" calcext:value-type="float">
            <text:p>73484,3845682793</text:p>
          </table:table-cell>
          <table:table-cell table:formula="of:=[.$B$37]/(([.$B$38]+[.J$2])*([.$B15]+1))" office:value-type="float" office:value="72463.768115942" calcext:value-type="float">
            <text:p>72463,768115942</text:p>
          </table:table-cell>
          <table:table-cell table:formula="of:=[.$B$37]/(([.$B$38]+[.K$2])*([.$B15]+1))" office:value-type="float" office:value="71471.1137581894" calcext:value-type="float">
            <text:p>71471,1137581894</text:p>
          </table:table-cell>
          <table:table-cell table:formula="of:=[.$B$37]/(([.$B$38]+[.L$2])*([.$B15]+1))" office:value-type="float" office:value="70505.2878965922" calcext:value-type="float">
            <text:p>70505,2878965922</text:p>
          </table:table-cell>
          <table:table-cell table:formula="of:=[.$B$37]/(([.$B$38]+[.M$2])*([.$B15]+1))" office:value-type="float" office:value="69565.2173913044" calcext:value-type="float">
            <text:p>69565,2173913044</text:p>
          </table:table-cell>
          <table:table-cell table:formula="of:=[.$B$37]/(([.$B$38]+[.N$2])*([.$B15]+1))" office:value-type="float" office:value="68649.885583524" calcext:value-type="float">
            <text:p>68649,885583524</text:p>
          </table:table-cell>
          <table:table-cell table:formula="of:=[.$B$37]/(([.$B$38]+[.O$2])*([.$B15]+1))" office:value-type="float" office:value="67758.3286278939" calcext:value-type="float">
            <text:p>67758,3286278939</text:p>
          </table:table-cell>
          <table:table-cell table:formula="of:=[.$B$37]/(([.$B$38]+[.P$2])*([.$B15]+1))" office:value-type="float" office:value="66889.6321070234" calcext:value-type="float">
            <text:p>66889,6321070234</text:p>
          </table:table-cell>
          <table:table-cell table:formula="of:=[.$B$37]/(([.$B$38]+[.Q$2])*([.$B15]+1))" office:value-type="float" office:value="66042.927903137" calcext:value-type="float">
            <text:p>66042,927903137</text:p>
          </table:table-cell>
          <table:table-cell table:formula="of:=[.$B$37]/(([.$B$38]+[.R$2])*([.$B15]+1))" office:value-type="float" office:value="65217.3913043478" calcext:value-type="float">
            <text:p>65217,3913043478</text:p>
          </table:table-cell>
          <table:table-cell table:number-columns-repeated="1007"/>
        </table:table-row>
        <table:table-row table:style-name="ro2">
          <table:table-cell/>
          <table:table-cell table:formula="of:=[.$B15]+1" office:value-type="float" office:value="23" calcext:value-type="float">
            <text:p>23</text:p>
          </table:table-cell>
          <table:table-cell table:formula="of:=[.$B$37]/(([.$B$38]+[.C$2])*([.$B16]+1))" office:value-type="float" office:value="76923.0769230769" calcext:value-type="float">
            <text:p>76923,0769230769</text:p>
          </table:table-cell>
          <table:table-cell table:formula="of:=[.$B$37]/(([.$B$38]+[.D$2])*([.$B16]+1))" office:value-type="float" office:value="75757.5757575758" calcext:value-type="float">
            <text:p>75757,5757575758</text:p>
          </table:table-cell>
          <table:table-cell table:formula="of:=[.$B$37]/(([.$B$38]+[.E$2])*([.$B16]+1))" office:value-type="float" office:value="74626.8656716418" calcext:value-type="float">
            <text:p>74626,8656716418</text:p>
          </table:table-cell>
          <table:table-cell table:formula="of:=[.$B$37]/(([.$B$38]+[.F$2])*([.$B16]+1))" office:value-type="float" office:value="73529.4117647059" calcext:value-type="float">
            <text:p>73529,4117647059</text:p>
          </table:table-cell>
          <table:table-cell table:formula="of:=[.$B$37]/(([.$B$38]+[.G$2])*([.$B16]+1))" office:value-type="float" office:value="72463.768115942" calcext:value-type="float">
            <text:p>72463,768115942</text:p>
          </table:table-cell>
          <table:table-cell table:formula="of:=[.$B$37]/(([.$B$38]+[.H$2])*([.$B16]+1))" office:value-type="float" office:value="71428.5714285714" calcext:value-type="float">
            <text:p>71428,5714285714</text:p>
          </table:table-cell>
          <table:table-cell table:formula="of:=[.$B$37]/(([.$B$38]+[.I$2])*([.$B16]+1))" office:value-type="float" office:value="70422.5352112676" calcext:value-type="float">
            <text:p>70422,5352112676</text:p>
          </table:table-cell>
          <table:table-cell table:formula="of:=[.$B$37]/(([.$B$38]+[.J$2])*([.$B16]+1))" office:value-type="float" office:value="69444.4444444444" calcext:value-type="float">
            <text:p>69444,4444444444</text:p>
          </table:table-cell>
          <table:table-cell table:formula="of:=[.$B$37]/(([.$B$38]+[.K$2])*([.$B16]+1))" office:value-type="float" office:value="68493.1506849315" calcext:value-type="float">
            <text:p>68493,1506849315</text:p>
          </table:table-cell>
          <table:table-cell table:formula="of:=[.$B$37]/(([.$B$38]+[.L$2])*([.$B16]+1))" office:value-type="float" office:value="67567.5675675676" calcext:value-type="float">
            <text:p>67567,5675675676</text:p>
          </table:table-cell>
          <table:table-cell table:formula="of:=[.$B$37]/(([.$B$38]+[.M$2])*([.$B16]+1))" office:value-type="float" office:value="66666.6666666667" calcext:value-type="float">
            <text:p>66666,6666666667</text:p>
          </table:table-cell>
          <table:table-cell table:formula="of:=[.$B$37]/(([.$B$38]+[.N$2])*([.$B16]+1))" office:value-type="float" office:value="65789.4736842105" calcext:value-type="float">
            <text:p>65789,4736842105</text:p>
          </table:table-cell>
          <table:table-cell table:formula="of:=[.$B$37]/(([.$B$38]+[.O$2])*([.$B16]+1))" office:value-type="float" office:value="64935.0649350649" calcext:value-type="float">
            <text:p>64935,0649350649</text:p>
          </table:table-cell>
          <table:table-cell table:formula="of:=[.$B$37]/(([.$B$38]+[.P$2])*([.$B16]+1))" office:value-type="float" office:value="64102.5641025641" calcext:value-type="float">
            <text:p>64102,5641025641</text:p>
          </table:table-cell>
          <table:table-cell table:formula="of:=[.$B$37]/(([.$B$38]+[.Q$2])*([.$B16]+1))" office:value-type="float" office:value="63291.1392405063" calcext:value-type="float">
            <text:p>63291,1392405063</text:p>
          </table:table-cell>
          <table:table-cell table:formula="of:=[.$B$37]/(([.$B$38]+[.R$2])*([.$B16]+1))" office:value-type="float" office:value="62500" calcext:value-type="float">
            <text:p>62500</text:p>
          </table:table-cell>
          <table:table-cell table:number-columns-repeated="1007"/>
        </table:table-row>
        <table:table-row table:style-name="ro2">
          <table:table-cell/>
          <table:table-cell table:formula="of:=[.$B16]+1" office:value-type="float" office:value="24" calcext:value-type="float">
            <text:p>24</text:p>
          </table:table-cell>
          <table:table-cell table:formula="of:=[.$B$37]/(([.$B$38]+[.C$2])*([.$B17]+1))" office:value-type="float" office:value="73846.1538461538" calcext:value-type="float">
            <text:p>73846,1538461538</text:p>
          </table:table-cell>
          <table:table-cell table:formula="of:=[.$B$37]/(([.$B$38]+[.D$2])*([.$B17]+1))" office:value-type="float" office:value="72727.2727272727" calcext:value-type="float">
            <text:p>72727,2727272727</text:p>
          </table:table-cell>
          <table:table-cell table:formula="of:=[.$B$37]/(([.$B$38]+[.E$2])*([.$B17]+1))" office:value-type="float" office:value="71641.7910447761" calcext:value-type="float">
            <text:p>71641,7910447761</text:p>
          </table:table-cell>
          <table:table-cell table:formula="of:=[.$B$37]/(([.$B$38]+[.F$2])*([.$B17]+1))" office:value-type="float" office:value="70588.2352941177" calcext:value-type="float">
            <text:p>70588,2352941177</text:p>
          </table:table-cell>
          <table:table-cell table:formula="of:=[.$B$37]/(([.$B$38]+[.G$2])*([.$B17]+1))" office:value-type="float" office:value="69565.2173913044" calcext:value-type="float">
            <text:p>69565,2173913044</text:p>
          </table:table-cell>
          <table:table-cell table:formula="of:=[.$B$37]/(([.$B$38]+[.H$2])*([.$B17]+1))" office:value-type="float" office:value="68571.4285714286" calcext:value-type="float">
            <text:p>68571,4285714286</text:p>
          </table:table-cell>
          <table:table-cell table:formula="of:=[.$B$37]/(([.$B$38]+[.I$2])*([.$B17]+1))" office:value-type="float" office:value="67605.6338028169" calcext:value-type="float">
            <text:p>67605,6338028169</text:p>
          </table:table-cell>
          <table:table-cell table:formula="of:=[.$B$37]/(([.$B$38]+[.J$2])*([.$B17]+1))" office:value-type="float" office:value="66666.6666666667" calcext:value-type="float">
            <text:p>66666,6666666667</text:p>
          </table:table-cell>
          <table:table-cell table:formula="of:=[.$B$37]/(([.$B$38]+[.K$2])*([.$B17]+1))" office:value-type="float" office:value="65753.4246575342" calcext:value-type="float">
            <text:p>65753,4246575342</text:p>
          </table:table-cell>
          <table:table-cell table:formula="of:=[.$B$37]/(([.$B$38]+[.L$2])*([.$B17]+1))" office:value-type="float" office:value="64864.8648648649" calcext:value-type="float">
            <text:p>64864,8648648649</text:p>
          </table:table-cell>
          <table:table-cell table:formula="of:=[.$B$37]/(([.$B$38]+[.M$2])*([.$B17]+1))" office:value-type="float" office:value="64000" calcext:value-type="float">
            <text:p>64000</text:p>
          </table:table-cell>
          <table:table-cell table:formula="of:=[.$B$37]/(([.$B$38]+[.N$2])*([.$B17]+1))" office:value-type="float" office:value="63157.8947368421" calcext:value-type="float">
            <text:p>63157,8947368421</text:p>
          </table:table-cell>
          <table:table-cell table:formula="of:=[.$B$37]/(([.$B$38]+[.O$2])*([.$B17]+1))" office:value-type="float" office:value="62337.6623376623" calcext:value-type="float">
            <text:p>62337,6623376623</text:p>
          </table:table-cell>
          <table:table-cell table:formula="of:=[.$B$37]/(([.$B$38]+[.P$2])*([.$B17]+1))" office:value-type="float" office:value="61538.4615384615" calcext:value-type="float">
            <text:p>61538,4615384615</text:p>
          </table:table-cell>
          <table:table-cell table:formula="of:=[.$B$37]/(([.$B$38]+[.Q$2])*([.$B17]+1))" office:value-type="float" office:value="60759.4936708861" calcext:value-type="float">
            <text:p>60759,4936708861</text:p>
          </table:table-cell>
          <table:table-cell table:formula="of:=[.$B$37]/(([.$B$38]+[.R$2])*([.$B17]+1))" office:value-type="float" office:value="60000" calcext:value-type="float">
            <text:p>60000</text:p>
          </table:table-cell>
          <table:table-cell table:number-columns-repeated="1007"/>
        </table:table-row>
        <table:table-row table:style-name="ro2">
          <table:table-cell/>
          <table:table-cell table:formula="of:=[.$B17]+1" office:value-type="float" office:value="25" calcext:value-type="float">
            <text:p>25</text:p>
          </table:table-cell>
          <table:table-cell table:formula="of:=[.$B$37]/(([.$B$38]+[.C$2])*([.$B18]+1))" office:value-type="float" office:value="71005.9171597633" calcext:value-type="float">
            <text:p>71005,9171597633</text:p>
          </table:table-cell>
          <table:table-cell table:formula="of:=[.$B$37]/(([.$B$38]+[.D$2])*([.$B18]+1))" office:value-type="float" office:value="69930.0699300699" calcext:value-type="float">
            <text:p>69930,0699300699</text:p>
          </table:table-cell>
          <table:table-cell table:formula="of:=[.$B$37]/(([.$B$38]+[.E$2])*([.$B18]+1))" office:value-type="float" office:value="68886.337543054" calcext:value-type="float">
            <text:p>68886,337543054</text:p>
          </table:table-cell>
          <table:table-cell table:formula="of:=[.$B$37]/(([.$B$38]+[.F$2])*([.$B18]+1))" office:value-type="float" office:value="67873.3031674208" calcext:value-type="float">
            <text:p>67873,3031674208</text:p>
          </table:table-cell>
          <table:table-cell table:formula="of:=[.$B$37]/(([.$B$38]+[.G$2])*([.$B18]+1))" office:value-type="float" office:value="66889.6321070234" calcext:value-type="float">
            <text:p>66889,6321070234</text:p>
          </table:table-cell>
          <table:table-cell table:formula="of:=[.$B$37]/(([.$B$38]+[.H$2])*([.$B18]+1))" office:value-type="float" office:value="65934.0659340659" calcext:value-type="float">
            <text:p>65934,0659340659</text:p>
          </table:table-cell>
          <table:table-cell table:formula="of:=[.$B$37]/(([.$B$38]+[.I$2])*([.$B18]+1))" office:value-type="float" office:value="65005.4171180932" calcext:value-type="float">
            <text:p>65005,4171180932</text:p>
          </table:table-cell>
          <table:table-cell table:formula="of:=[.$B$37]/(([.$B$38]+[.J$2])*([.$B18]+1))" office:value-type="float" office:value="64102.5641025641" calcext:value-type="float">
            <text:p>64102,5641025641</text:p>
          </table:table-cell>
          <table:table-cell table:formula="of:=[.$B$37]/(([.$B$38]+[.K$2])*([.$B18]+1))" office:value-type="float" office:value="63224.4467860906" calcext:value-type="float">
            <text:p>63224,4467860906</text:p>
          </table:table-cell>
          <table:table-cell table:formula="of:=[.$B$37]/(([.$B$38]+[.L$2])*([.$B18]+1))" office:value-type="float" office:value="62370.0623700624" calcext:value-type="float">
            <text:p>62370,0623700624</text:p>
          </table:table-cell>
          <table:table-cell table:formula="of:=[.$B$37]/(([.$B$38]+[.M$2])*([.$B18]+1))" office:value-type="float" office:value="61538.4615384615" calcext:value-type="float">
            <text:p>61538,4615384615</text:p>
          </table:table-cell>
          <table:table-cell table:formula="of:=[.$B$37]/(([.$B$38]+[.N$2])*([.$B18]+1))" office:value-type="float" office:value="60728.7449392713" calcext:value-type="float">
            <text:p>60728,7449392713</text:p>
          </table:table-cell>
          <table:table-cell table:formula="of:=[.$B$37]/(([.$B$38]+[.O$2])*([.$B18]+1))" office:value-type="float" office:value="59940.0599400599" calcext:value-type="float">
            <text:p>59940,0599400599</text:p>
          </table:table-cell>
          <table:table-cell table:formula="of:=[.$B$37]/(([.$B$38]+[.P$2])*([.$B18]+1))" office:value-type="float" office:value="59171.5976331361" calcext:value-type="float">
            <text:p>59171,5976331361</text:p>
          </table:table-cell>
          <table:table-cell table:formula="of:=[.$B$37]/(([.$B$38]+[.Q$2])*([.$B18]+1))" office:value-type="float" office:value="58422.5900681597" calcext:value-type="float">
            <text:p>58422,5900681597</text:p>
          </table:table-cell>
          <table:table-cell table:formula="of:=[.$B$37]/(([.$B$38]+[.R$2])*([.$B18]+1))" office:value-type="float" office:value="57692.3076923077" calcext:value-type="float">
            <text:p>57692,3076923077</text:p>
          </table:table-cell>
          <table:table-cell table:number-columns-repeated="1007"/>
        </table:table-row>
        <table:table-row table:style-name="ro2">
          <table:table-cell/>
          <table:table-cell table:formula="of:=[.$B18]+1" office:value-type="float" office:value="26" calcext:value-type="float">
            <text:p>26</text:p>
          </table:table-cell>
          <table:table-cell table:formula="of:=[.$B$37]/(([.$B$38]+[.C$2])*([.$B19]+1))" office:value-type="float" office:value="68376.0683760684" calcext:value-type="float">
            <text:p>68376,0683760684</text:p>
          </table:table-cell>
          <table:table-cell table:formula="of:=[.$B$37]/(([.$B$38]+[.D$2])*([.$B19]+1))" office:value-type="float" office:value="67340.0673400673" calcext:value-type="float">
            <text:p>67340,0673400673</text:p>
          </table:table-cell>
          <table:table-cell table:formula="of:=[.$B$37]/(([.$B$38]+[.E$2])*([.$B19]+1))" office:value-type="float" office:value="66334.991708126" calcext:value-type="float">
            <text:p>66334,991708126</text:p>
          </table:table-cell>
          <table:table-cell table:formula="of:=[.$B$37]/(([.$B$38]+[.F$2])*([.$B19]+1))" office:value-type="float" office:value="65359.477124183" calcext:value-type="float">
            <text:p>65359,477124183</text:p>
          </table:table-cell>
          <table:table-cell table:formula="of:=[.$B$37]/(([.$B$38]+[.G$2])*([.$B19]+1))" office:value-type="float" office:value="64412.2383252818" calcext:value-type="float">
            <text:p>64412,2383252818</text:p>
          </table:table-cell>
          <table:table-cell table:formula="of:=[.$B$37]/(([.$B$38]+[.H$2])*([.$B19]+1))" office:value-type="float" office:value="63492.0634920635" calcext:value-type="float">
            <text:p>63492,0634920635</text:p>
          </table:table-cell>
          <table:table-cell table:formula="of:=[.$B$37]/(([.$B$38]+[.I$2])*([.$B19]+1))" office:value-type="float" office:value="62597.8090766823" calcext:value-type="float">
            <text:p>62597,8090766823</text:p>
          </table:table-cell>
          <table:table-cell table:formula="of:=[.$B$37]/(([.$B$38]+[.J$2])*([.$B19]+1))" office:value-type="float" office:value="61728.3950617284" calcext:value-type="float">
            <text:p>61728,3950617284</text:p>
          </table:table-cell>
          <table:table-cell table:formula="of:=[.$B$37]/(([.$B$38]+[.K$2])*([.$B19]+1))" office:value-type="float" office:value="60882.800608828" calcext:value-type="float">
            <text:p>60882,800608828</text:p>
          </table:table-cell>
          <table:table-cell table:formula="of:=[.$B$37]/(([.$B$38]+[.L$2])*([.$B19]+1))" office:value-type="float" office:value="60060.0600600601" calcext:value-type="float">
            <text:p>60060,0600600601</text:p>
          </table:table-cell>
          <table:table-cell table:formula="of:=[.$B$37]/(([.$B$38]+[.M$2])*([.$B19]+1))" office:value-type="float" office:value="59259.2592592593" calcext:value-type="float">
            <text:p>59259,2592592593</text:p>
          </table:table-cell>
          <table:table-cell table:formula="of:=[.$B$37]/(([.$B$38]+[.N$2])*([.$B19]+1))" office:value-type="float" office:value="58479.5321637427" calcext:value-type="float">
            <text:p>58479,5321637427</text:p>
          </table:table-cell>
          <table:table-cell table:formula="of:=[.$B$37]/(([.$B$38]+[.O$2])*([.$B19]+1))" office:value-type="float" office:value="57720.0577200577" calcext:value-type="float">
            <text:p>57720,0577200577</text:p>
          </table:table-cell>
          <table:table-cell table:formula="of:=[.$B$37]/(([.$B$38]+[.P$2])*([.$B19]+1))" office:value-type="float" office:value="56980.056980057" calcext:value-type="float">
            <text:p>56980,056980057</text:p>
          </table:table-cell>
          <table:table-cell table:formula="of:=[.$B$37]/(([.$B$38]+[.Q$2])*([.$B19]+1))" office:value-type="float" office:value="56258.7904360056" calcext:value-type="float">
            <text:p>56258,7904360056</text:p>
          </table:table-cell>
          <table:table-cell table:formula="of:=[.$B$37]/(([.$B$38]+[.R$2])*([.$B19]+1))" office:value-type="float" office:value="55555.5555555556" calcext:value-type="float">
            <text:p>55555,5555555556</text:p>
          </table:table-cell>
          <table:table-cell table:number-columns-repeated="1007"/>
        </table:table-row>
        <table:table-row table:style-name="ro2">
          <table:table-cell/>
          <table:table-cell table:formula="of:=[.$B19]+1" office:value-type="float" office:value="27" calcext:value-type="float">
            <text:p>27</text:p>
          </table:table-cell>
          <table:table-cell table:formula="of:=[.$B$37]/(([.$B$38]+[.C$2])*([.$B20]+1))" office:value-type="float" office:value="65934.0659340659" calcext:value-type="float">
            <text:p>65934,0659340659</text:p>
          </table:table-cell>
          <table:table-cell table:formula="of:=[.$B$37]/(([.$B$38]+[.D$2])*([.$B20]+1))" office:value-type="float" office:value="64935.0649350649" calcext:value-type="float">
            <text:p>64935,0649350649</text:p>
          </table:table-cell>
          <table:table-cell table:formula="of:=[.$B$37]/(([.$B$38]+[.E$2])*([.$B20]+1))" office:value-type="float" office:value="63965.8848614073" calcext:value-type="float">
            <text:p>63965,8848614073</text:p>
          </table:table-cell>
          <table:table-cell table:formula="of:=[.$B$37]/(([.$B$38]+[.F$2])*([.$B20]+1))" office:value-type="float" office:value="63025.2100840336" calcext:value-type="float">
            <text:p>63025,2100840336</text:p>
          </table:table-cell>
          <table:table-cell table:formula="of:=[.$B$37]/(([.$B$38]+[.G$2])*([.$B20]+1))" office:value-type="float" office:value="62111.801242236" calcext:value-type="float">
            <text:p>62111,801242236</text:p>
          </table:table-cell>
          <table:table-cell table:formula="of:=[.$B$37]/(([.$B$38]+[.H$2])*([.$B20]+1))" office:value-type="float" office:value="61224.4897959184" calcext:value-type="float">
            <text:p>61224,4897959184</text:p>
          </table:table-cell>
          <table:table-cell table:formula="of:=[.$B$37]/(([.$B$38]+[.I$2])*([.$B20]+1))" office:value-type="float" office:value="60362.1730382294" calcext:value-type="float">
            <text:p>60362,1730382294</text:p>
          </table:table-cell>
          <table:table-cell table:formula="of:=[.$B$37]/(([.$B$38]+[.J$2])*([.$B20]+1))" office:value-type="float" office:value="59523.8095238095" calcext:value-type="float">
            <text:p>59523,8095238095</text:p>
          </table:table-cell>
          <table:table-cell table:formula="of:=[.$B$37]/(([.$B$38]+[.K$2])*([.$B20]+1))" office:value-type="float" office:value="58708.4148727984" calcext:value-type="float">
            <text:p>58708,4148727984</text:p>
          </table:table-cell>
          <table:table-cell table:formula="of:=[.$B$37]/(([.$B$38]+[.L$2])*([.$B20]+1))" office:value-type="float" office:value="57915.0579150579" calcext:value-type="float">
            <text:p>57915,0579150579</text:p>
          </table:table-cell>
          <table:table-cell table:formula="of:=[.$B$37]/(([.$B$38]+[.M$2])*([.$B20]+1))" office:value-type="float" office:value="57142.8571428571" calcext:value-type="float">
            <text:p>57142,8571428571</text:p>
          </table:table-cell>
          <table:table-cell table:formula="of:=[.$B$37]/(([.$B$38]+[.N$2])*([.$B20]+1))" office:value-type="float" office:value="56390.977443609" calcext:value-type="float">
            <text:p>56390,977443609</text:p>
          </table:table-cell>
          <table:table-cell table:formula="of:=[.$B$37]/(([.$B$38]+[.O$2])*([.$B20]+1))" office:value-type="float" office:value="55658.6270871985" calcext:value-type="float">
            <text:p>55658,6270871985</text:p>
          </table:table-cell>
          <table:table-cell table:formula="of:=[.$B$37]/(([.$B$38]+[.P$2])*([.$B20]+1))" office:value-type="float" office:value="54945.0549450549" calcext:value-type="float">
            <text:p>54945,0549450549</text:p>
          </table:table-cell>
          <table:table-cell table:formula="of:=[.$B$37]/(([.$B$38]+[.Q$2])*([.$B20]+1))" office:value-type="float" office:value="54249.547920434" calcext:value-type="float">
            <text:p>54249,547920434</text:p>
          </table:table-cell>
          <table:table-cell table:formula="of:=[.$B$37]/(([.$B$38]+[.R$2])*([.$B20]+1))" office:value-type="float" office:value="53571.4285714286" calcext:value-type="float">
            <text:p>53571,4285714286</text:p>
          </table:table-cell>
          <table:table-cell table:number-columns-repeated="1007"/>
        </table:table-row>
        <table:table-row table:style-name="ro2">
          <table:table-cell/>
          <table:table-cell table:formula="of:=[.$B20]+1" office:value-type="float" office:value="28" calcext:value-type="float">
            <text:p>28</text:p>
          </table:table-cell>
          <table:table-cell table:formula="of:=[.$B$37]/(([.$B$38]+[.C$2])*([.$B21]+1))" office:value-type="float" office:value="63660.4774535809" calcext:value-type="float">
            <text:p>63660,4774535809</text:p>
          </table:table-cell>
          <table:table-cell table:formula="of:=[.$B$37]/(([.$B$38]+[.D$2])*([.$B21]+1))" office:value-type="float" office:value="62695.9247648903" calcext:value-type="float">
            <text:p>62695,9247648903</text:p>
          </table:table-cell>
          <table:table-cell table:formula="of:=[.$B$37]/(([.$B$38]+[.E$2])*([.$B21]+1))" office:value-type="float" office:value="61760.1646937725" calcext:value-type="float">
            <text:p>61760,1646937725</text:p>
          </table:table-cell>
          <table:table-cell table:formula="of:=[.$B$37]/(([.$B$38]+[.F$2])*([.$B21]+1))" office:value-type="float" office:value="60851.9269776876" calcext:value-type="float">
            <text:p>60851,9269776876</text:p>
          </table:table-cell>
          <table:table-cell table:formula="of:=[.$B$37]/(([.$B$38]+[.G$2])*([.$B21]+1))" office:value-type="float" office:value="59970.0149925038" calcext:value-type="float">
            <text:p>59970,0149925038</text:p>
          </table:table-cell>
          <table:table-cell table:formula="of:=[.$B$37]/(([.$B$38]+[.H$2])*([.$B21]+1))" office:value-type="float" office:value="59113.3004926108" calcext:value-type="float">
            <text:p>59113,3004926108</text:p>
          </table:table-cell>
          <table:table-cell table:formula="of:=[.$B$37]/(([.$B$38]+[.I$2])*([.$B21]+1))" office:value-type="float" office:value="58280.7187955318" calcext:value-type="float">
            <text:p>58280,7187955318</text:p>
          </table:table-cell>
          <table:table-cell table:formula="of:=[.$B$37]/(([.$B$38]+[.J$2])*([.$B21]+1))" office:value-type="float" office:value="57471.2643678161" calcext:value-type="float">
            <text:p>57471,2643678161</text:p>
          </table:table-cell>
          <table:table-cell table:formula="of:=[.$B$37]/(([.$B$38]+[.K$2])*([.$B21]+1))" office:value-type="float" office:value="56683.9867737364" calcext:value-type="float">
            <text:p>56683,9867737364</text:p>
          </table:table-cell>
          <table:table-cell table:formula="of:=[.$B$37]/(([.$B$38]+[.L$2])*([.$B21]+1))" office:value-type="float" office:value="55917.9869524697" calcext:value-type="float">
            <text:p>55917,9869524697</text:p>
          </table:table-cell>
          <table:table-cell table:formula="of:=[.$B$37]/(([.$B$38]+[.M$2])*([.$B21]+1))" office:value-type="float" office:value="55172.4137931035" calcext:value-type="float">
            <text:p>55172,4137931035</text:p>
          </table:table-cell>
          <table:table-cell table:formula="of:=[.$B$37]/(([.$B$38]+[.N$2])*([.$B21]+1))" office:value-type="float" office:value="54446.4609800363" calcext:value-type="float">
            <text:p>54446,4609800363</text:p>
          </table:table-cell>
          <table:table-cell table:formula="of:=[.$B$37]/(([.$B$38]+[.O$2])*([.$B21]+1))" office:value-type="float" office:value="53739.3640841917" calcext:value-type="float">
            <text:p>53739,3640841917</text:p>
          </table:table-cell>
          <table:table-cell table:formula="of:=[.$B$37]/(([.$B$38]+[.P$2])*([.$B21]+1))" office:value-type="float" office:value="53050.3978779841" calcext:value-type="float">
            <text:p>53050,3978779841</text:p>
          </table:table-cell>
          <table:table-cell table:formula="of:=[.$B$37]/(([.$B$38]+[.Q$2])*([.$B21]+1))" office:value-type="float" office:value="52378.8738542121" calcext:value-type="float">
            <text:p>52378,8738542121</text:p>
          </table:table-cell>
          <table:table-cell table:formula="of:=[.$B$37]/(([.$B$38]+[.R$2])*([.$B21]+1))" office:value-type="float" office:value="51724.1379310345" calcext:value-type="float">
            <text:p>51724,1379310345</text:p>
          </table:table-cell>
          <table:table-cell table:number-columns-repeated="1007"/>
        </table:table-row>
        <table:table-row table:style-name="ro2">
          <table:table-cell/>
          <table:table-cell table:formula="of:=[.$B21]+1" office:value-type="float" office:value="29" calcext:value-type="float">
            <text:p>29</text:p>
          </table:table-cell>
          <table:table-cell table:formula="of:=[.$B$37]/(([.$B$38]+[.C$2])*([.$B22]+1))" office:value-type="float" office:value="61538.4615384615" calcext:value-type="float">
            <text:p>61538,4615384615</text:p>
          </table:table-cell>
          <table:table-cell table:formula="of:=[.$B$37]/(([.$B$38]+[.D$2])*([.$B22]+1))" office:value-type="float" office:value="60606.0606060606" calcext:value-type="float">
            <text:p>60606,0606060606</text:p>
          </table:table-cell>
          <table:table-cell table:formula="of:=[.$B$37]/(([.$B$38]+[.E$2])*([.$B22]+1))" office:value-type="float" office:value="59701.4925373134" calcext:value-type="float">
            <text:p>59701,4925373134</text:p>
          </table:table-cell>
          <table:table-cell table:formula="of:=[.$B$37]/(([.$B$38]+[.F$2])*([.$B22]+1))" office:value-type="float" office:value="58823.5294117647" calcext:value-type="float">
            <text:p>58823,5294117647</text:p>
          </table:table-cell>
          <table:table-cell table:formula="of:=[.$B$37]/(([.$B$38]+[.G$2])*([.$B22]+1))" office:value-type="float" office:value="57971.0144927536" calcext:value-type="float">
            <text:p>57971,0144927536</text:p>
          </table:table-cell>
          <table:table-cell table:formula="of:=[.$B$37]/(([.$B$38]+[.H$2])*([.$B22]+1))" office:value-type="float" office:value="57142.8571428571" calcext:value-type="float">
            <text:p>57142,8571428571</text:p>
          </table:table-cell>
          <table:table-cell table:formula="of:=[.$B$37]/(([.$B$38]+[.I$2])*([.$B22]+1))" office:value-type="float" office:value="56338.0281690141" calcext:value-type="float">
            <text:p>56338,0281690141</text:p>
          </table:table-cell>
          <table:table-cell table:formula="of:=[.$B$37]/(([.$B$38]+[.J$2])*([.$B22]+1))" office:value-type="float" office:value="55555.5555555556" calcext:value-type="float">
            <text:p>55555,5555555556</text:p>
          </table:table-cell>
          <table:table-cell table:formula="of:=[.$B$37]/(([.$B$38]+[.K$2])*([.$B22]+1))" office:value-type="float" office:value="54794.5205479452" calcext:value-type="float">
            <text:p>54794,5205479452</text:p>
          </table:table-cell>
          <table:table-cell table:formula="of:=[.$B$37]/(([.$B$38]+[.L$2])*([.$B22]+1))" office:value-type="float" office:value="54054.0540540541" calcext:value-type="float">
            <text:p>54054,0540540541</text:p>
          </table:table-cell>
          <table:table-cell table:formula="of:=[.$B$37]/(([.$B$38]+[.M$2])*([.$B22]+1))" office:value-type="float" office:value="53333.3333333333" calcext:value-type="float">
            <text:p>53333,3333333333</text:p>
          </table:table-cell>
          <table:table-cell table:formula="of:=[.$B$37]/(([.$B$38]+[.N$2])*([.$B22]+1))" office:value-type="float" office:value="52631.5789473684" calcext:value-type="float">
            <text:p>52631,5789473684</text:p>
          </table:table-cell>
          <table:table-cell table:formula="of:=[.$B$37]/(([.$B$38]+[.O$2])*([.$B22]+1))" office:value-type="float" office:value="51948.051948052" calcext:value-type="float">
            <text:p>51948,051948052</text:p>
          </table:table-cell>
          <table:table-cell table:formula="of:=[.$B$37]/(([.$B$38]+[.P$2])*([.$B22]+1))" office:value-type="float" office:value="51282.0512820513" calcext:value-type="float">
            <text:p>51282,0512820513</text:p>
          </table:table-cell>
          <table:table-cell table:formula="of:=[.$B$37]/(([.$B$38]+[.Q$2])*([.$B22]+1))" office:value-type="float" office:value="50632.9113924051" calcext:value-type="float">
            <text:p>50632,9113924051</text:p>
          </table:table-cell>
          <table:table-cell table:formula="of:=[.$B$37]/(([.$B$38]+[.R$2])*([.$B22]+1))" office:value-type="float" office:value="50000" calcext:value-type="float">
            <text:p>50000</text:p>
          </table:table-cell>
          <table:table-cell table:number-columns-repeated="1007"/>
        </table:table-row>
        <table:table-row table:style-name="ro2">
          <table:table-cell/>
          <table:table-cell table:formula="of:=[.$B22]+1" office:value-type="float" office:value="30" calcext:value-type="float">
            <text:p>30</text:p>
          </table:table-cell>
          <table:table-cell table:formula="of:=[.$B$37]/(([.$B$38]+[.C$2])*([.$B23]+1))" office:value-type="float" office:value="59553.3498759305" calcext:value-type="float">
            <text:p>59553,3498759305</text:p>
          </table:table-cell>
          <table:table-cell table:formula="of:=[.$B$37]/(([.$B$38]+[.D$2])*([.$B23]+1))" office:value-type="float" office:value="58651.0263929619" calcext:value-type="float">
            <text:p>58651,0263929619</text:p>
          </table:table-cell>
          <table:table-cell table:formula="of:=[.$B$37]/(([.$B$38]+[.E$2])*([.$B23]+1))" office:value-type="float" office:value="57775.6379393356" calcext:value-type="float">
            <text:p>57775,6379393356</text:p>
          </table:table-cell>
          <table:table-cell table:formula="of:=[.$B$37]/(([.$B$38]+[.F$2])*([.$B23]+1))" office:value-type="float" office:value="56925.9962049336" calcext:value-type="float">
            <text:p>56925,9962049336</text:p>
          </table:table-cell>
          <table:table-cell table:formula="of:=[.$B$37]/(([.$B$38]+[.G$2])*([.$B23]+1))" office:value-type="float" office:value="56100.9817671809" calcext:value-type="float">
            <text:p>56100,9817671809</text:p>
          </table:table-cell>
          <table:table-cell table:formula="of:=[.$B$37]/(([.$B$38]+[.H$2])*([.$B23]+1))" office:value-type="float" office:value="55299.5391705069" calcext:value-type="float">
            <text:p>55299,5391705069</text:p>
          </table:table-cell>
          <table:table-cell table:formula="of:=[.$B$37]/(([.$B$38]+[.I$2])*([.$B23]+1))" office:value-type="float" office:value="54520.6724216265" calcext:value-type="float">
            <text:p>54520,6724216265</text:p>
          </table:table-cell>
          <table:table-cell table:formula="of:=[.$B$37]/(([.$B$38]+[.J$2])*([.$B23]+1))" office:value-type="float" office:value="53763.4408602151" calcext:value-type="float">
            <text:p>53763,4408602151</text:p>
          </table:table-cell>
          <table:table-cell table:formula="of:=[.$B$37]/(([.$B$38]+[.K$2])*([.$B23]+1))" office:value-type="float" office:value="53026.9553689792" calcext:value-type="float">
            <text:p>53026,9553689792</text:p>
          </table:table-cell>
          <table:table-cell table:formula="of:=[.$B$37]/(([.$B$38]+[.L$2])*([.$B23]+1))" office:value-type="float" office:value="52310.3748910201" calcext:value-type="float">
            <text:p>52310,3748910201</text:p>
          </table:table-cell>
          <table:table-cell table:formula="of:=[.$B$37]/(([.$B$38]+[.M$2])*([.$B23]+1))" office:value-type="float" office:value="51612.9032258065" calcext:value-type="float">
            <text:p>51612,9032258065</text:p>
          </table:table-cell>
          <table:table-cell table:formula="of:=[.$B$37]/(([.$B$38]+[.N$2])*([.$B23]+1))" office:value-type="float" office:value="50933.7860780985" calcext:value-type="float">
            <text:p>50933,7860780985</text:p>
          </table:table-cell>
          <table:table-cell table:formula="of:=[.$B$37]/(([.$B$38]+[.O$2])*([.$B23]+1))" office:value-type="float" office:value="50272.3083368245" calcext:value-type="float">
            <text:p>50272,3083368245</text:p>
          </table:table-cell>
          <table:table-cell table:formula="of:=[.$B$37]/(([.$B$38]+[.P$2])*([.$B23]+1))" office:value-type="float" office:value="49627.7915632754" calcext:value-type="float">
            <text:p>49627,7915632754</text:p>
          </table:table-cell>
          <table:table-cell table:formula="of:=[.$B$37]/(([.$B$38]+[.Q$2])*([.$B23]+1))" office:value-type="float" office:value="48999.5916700694" calcext:value-type="float">
            <text:p>48999,5916700694</text:p>
          </table:table-cell>
          <table:table-cell table:formula="of:=[.$B$37]/(([.$B$38]+[.R$2])*([.$B23]+1))" office:value-type="float" office:value="48387.0967741935" calcext:value-type="float">
            <text:p>48387,0967741935</text:p>
          </table:table-cell>
          <table:table-cell table:number-columns-repeated="1007"/>
        </table:table-row>
        <table:table-row table:style-name="ro2">
          <table:table-cell/>
          <table:table-cell table:formula="of:=[.$B23]+1" office:value-type="float" office:value="31" calcext:value-type="float">
            <text:p>31</text:p>
          </table:table-cell>
          <table:table-cell table:formula="of:=[.$B$37]/(([.$B$38]+[.C$2])*([.$B24]+1))" office:value-type="float" office:value="57692.3076923077" calcext:value-type="float">
            <text:p>57692,3076923077</text:p>
          </table:table-cell>
          <table:table-cell table:formula="of:=[.$B$37]/(([.$B$38]+[.D$2])*([.$B24]+1))" office:value-type="float" office:value="56818.1818181818" calcext:value-type="float">
            <text:p>56818,1818181818</text:p>
          </table:table-cell>
          <table:table-cell table:formula="of:=[.$B$37]/(([.$B$38]+[.E$2])*([.$B24]+1))" office:value-type="float" office:value="55970.1492537313" calcext:value-type="float">
            <text:p>55970,1492537313</text:p>
          </table:table-cell>
          <table:table-cell table:formula="of:=[.$B$37]/(([.$B$38]+[.F$2])*([.$B24]+1))" office:value-type="float" office:value="55147.0588235294" calcext:value-type="float">
            <text:p>55147,0588235294</text:p>
          </table:table-cell>
          <table:table-cell table:formula="of:=[.$B$37]/(([.$B$38]+[.G$2])*([.$B24]+1))" office:value-type="float" office:value="54347.8260869565" calcext:value-type="float">
            <text:p>54347,8260869565</text:p>
          </table:table-cell>
          <table:table-cell table:formula="of:=[.$B$37]/(([.$B$38]+[.H$2])*([.$B24]+1))" office:value-type="float" office:value="53571.4285714286" calcext:value-type="float">
            <text:p>53571,4285714286</text:p>
          </table:table-cell>
          <table:table-cell table:formula="of:=[.$B$37]/(([.$B$38]+[.I$2])*([.$B24]+1))" office:value-type="float" office:value="52816.9014084507" calcext:value-type="float">
            <text:p>52816,9014084507</text:p>
          </table:table-cell>
          <table:table-cell table:formula="of:=[.$B$37]/(([.$B$38]+[.J$2])*([.$B24]+1))" office:value-type="float" office:value="52083.3333333333" calcext:value-type="float">
            <text:p>52083,3333333333</text:p>
          </table:table-cell>
          <table:table-cell table:formula="of:=[.$B$37]/(([.$B$38]+[.K$2])*([.$B24]+1))" office:value-type="float" office:value="51369.8630136986" calcext:value-type="float">
            <text:p>51369,8630136986</text:p>
          </table:table-cell>
          <table:table-cell table:formula="of:=[.$B$37]/(([.$B$38]+[.L$2])*([.$B24]+1))" office:value-type="float" office:value="50675.6756756757" calcext:value-type="float">
            <text:p>50675,6756756757</text:p>
          </table:table-cell>
          <table:table-cell table:formula="of:=[.$B$37]/(([.$B$38]+[.M$2])*([.$B24]+1))" office:value-type="float" office:value="50000" calcext:value-type="float">
            <text:p>50000</text:p>
          </table:table-cell>
          <table:table-cell table:formula="of:=[.$B$37]/(([.$B$38]+[.N$2])*([.$B24]+1))" office:value-type="float" office:value="49342.1052631579" calcext:value-type="float">
            <text:p>49342,1052631579</text:p>
          </table:table-cell>
          <table:table-cell table:formula="of:=[.$B$37]/(([.$B$38]+[.O$2])*([.$B24]+1))" office:value-type="float" office:value="48701.2987012987" calcext:value-type="float">
            <text:p>48701,2987012987</text:p>
          </table:table-cell>
          <table:table-cell table:formula="of:=[.$B$37]/(([.$B$38]+[.P$2])*([.$B24]+1))" office:value-type="float" office:value="48076.9230769231" calcext:value-type="float">
            <text:p>48076,9230769231</text:p>
          </table:table-cell>
          <table:table-cell table:formula="of:=[.$B$37]/(([.$B$38]+[.Q$2])*([.$B24]+1))" office:value-type="float" office:value="47468.3544303797" calcext:value-type="float">
            <text:p>47468,3544303797</text:p>
          </table:table-cell>
          <table:table-cell table:formula="of:=[.$B$37]/(([.$B$38]+[.R$2])*([.$B24]+1))" office:value-type="float" office:value="46875" calcext:value-type="float">
            <text:p>46875</text:p>
          </table:table-cell>
          <table:table-cell table:number-columns-repeated="1007"/>
        </table:table-row>
        <table:table-row table:style-name="ro2">
          <table:table-cell/>
          <table:table-cell table:formula="of:=[.$B24]+1" office:value-type="float" office:value="32" calcext:value-type="float">
            <text:p>32</text:p>
          </table:table-cell>
          <table:table-cell table:formula="of:=[.$B$37]/(([.$B$38]+[.C$2])*([.$B25]+1))" office:value-type="float" office:value="55944.0559440559" calcext:value-type="float">
            <text:p>55944,0559440559</text:p>
          </table:table-cell>
          <table:table-cell table:formula="of:=[.$B$37]/(([.$B$38]+[.D$2])*([.$B25]+1))" office:value-type="float" office:value="55096.4187327824" calcext:value-type="float">
            <text:p>55096,4187327824</text:p>
          </table:table-cell>
          <table:table-cell table:formula="of:=[.$B$37]/(([.$B$38]+[.E$2])*([.$B25]+1))" office:value-type="float" office:value="54274.0841248304" calcext:value-type="float">
            <text:p>54274,0841248304</text:p>
          </table:table-cell>
          <table:table-cell table:formula="of:=[.$B$37]/(([.$B$38]+[.F$2])*([.$B25]+1))" office:value-type="float" office:value="53475.935828877" calcext:value-type="float">
            <text:p>53475,935828877</text:p>
          </table:table-cell>
          <table:table-cell table:formula="of:=[.$B$37]/(([.$B$38]+[.G$2])*([.$B25]+1))" office:value-type="float" office:value="52700.9222661397" calcext:value-type="float">
            <text:p>52700,9222661397</text:p>
          </table:table-cell>
          <table:table-cell table:formula="of:=[.$B$37]/(([.$B$38]+[.H$2])*([.$B25]+1))" office:value-type="float" office:value="51948.051948052" calcext:value-type="float">
            <text:p>51948,051948052</text:p>
          </table:table-cell>
          <table:table-cell table:formula="of:=[.$B$37]/(([.$B$38]+[.I$2])*([.$B25]+1))" office:value-type="float" office:value="51216.3892445583" calcext:value-type="float">
            <text:p>51216,3892445583</text:p>
          </table:table-cell>
          <table:table-cell table:formula="of:=[.$B$37]/(([.$B$38]+[.J$2])*([.$B25]+1))" office:value-type="float" office:value="50505.0505050505" calcext:value-type="float">
            <text:p>50505,0505050505</text:p>
          </table:table-cell>
          <table:table-cell table:formula="of:=[.$B$37]/(([.$B$38]+[.K$2])*([.$B25]+1))" office:value-type="float" office:value="49813.200498132" calcext:value-type="float">
            <text:p>49813,200498132</text:p>
          </table:table-cell>
          <table:table-cell table:formula="of:=[.$B$37]/(([.$B$38]+[.L$2])*([.$B25]+1))" office:value-type="float" office:value="49140.0491400491" calcext:value-type="float">
            <text:p>49140,0491400491</text:p>
          </table:table-cell>
          <table:table-cell table:formula="of:=[.$B$37]/(([.$B$38]+[.M$2])*([.$B25]+1))" office:value-type="float" office:value="48484.8484848485" calcext:value-type="float">
            <text:p>48484,8484848485</text:p>
          </table:table-cell>
          <table:table-cell table:formula="of:=[.$B$37]/(([.$B$38]+[.N$2])*([.$B25]+1))" office:value-type="float" office:value="47846.8899521531" calcext:value-type="float">
            <text:p>47846,8899521531</text:p>
          </table:table-cell>
          <table:table-cell table:formula="of:=[.$B$37]/(([.$B$38]+[.O$2])*([.$B25]+1))" office:value-type="float" office:value="47225.5017709563" calcext:value-type="float">
            <text:p>47225,5017709563</text:p>
          </table:table-cell>
          <table:table-cell table:formula="of:=[.$B$37]/(([.$B$38]+[.P$2])*([.$B25]+1))" office:value-type="float" office:value="46620.0466200466" calcext:value-type="float">
            <text:p>46620,0466200466</text:p>
          </table:table-cell>
          <table:table-cell table:formula="of:=[.$B$37]/(([.$B$38]+[.Q$2])*([.$B25]+1))" office:value-type="float" office:value="46029.919447641" calcext:value-type="float">
            <text:p>46029,919447641</text:p>
          </table:table-cell>
          <table:table-cell table:formula="of:=[.$B$37]/(([.$B$38]+[.R$2])*([.$B25]+1))" office:value-type="float" office:value="45454.5454545455" calcext:value-type="float">
            <text:p>45454,5454545455</text:p>
          </table:table-cell>
          <table:table-cell table:number-columns-repeated="1007"/>
        </table:table-row>
        <table:table-row table:style-name="ro2">
          <table:table-cell/>
          <table:table-cell table:formula="of:=[.$B25]+1" office:value-type="float" office:value="33" calcext:value-type="float">
            <text:p>33</text:p>
          </table:table-cell>
          <table:table-cell table:formula="of:=[.$B$37]/(([.$B$38]+[.C$2])*([.$B26]+1))" office:value-type="float" office:value="54298.6425339367" calcext:value-type="float">
            <text:p>54298,6425339367</text:p>
          </table:table-cell>
          <table:table-cell table:formula="of:=[.$B$37]/(([.$B$38]+[.D$2])*([.$B26]+1))" office:value-type="float" office:value="53475.935828877" calcext:value-type="float">
            <text:p>53475,935828877</text:p>
          </table:table-cell>
          <table:table-cell table:formula="of:=[.$B$37]/(([.$B$38]+[.E$2])*([.$B26]+1))" office:value-type="float" office:value="52677.7875329236" calcext:value-type="float">
            <text:p>52677,7875329236</text:p>
          </table:table-cell>
          <table:table-cell table:formula="of:=[.$B$37]/(([.$B$38]+[.F$2])*([.$B26]+1))" office:value-type="float" office:value="51903.1141868512" calcext:value-type="float">
            <text:p>51903,1141868512</text:p>
          </table:table-cell>
          <table:table-cell table:formula="of:=[.$B$37]/(([.$B$38]+[.G$2])*([.$B26]+1))" office:value-type="float" office:value="51150.895140665" calcext:value-type="float">
            <text:p>51150,895140665</text:p>
          </table:table-cell>
          <table:table-cell table:formula="of:=[.$B$37]/(([.$B$38]+[.H$2])*([.$B26]+1))" office:value-type="float" office:value="50420.1680672269" calcext:value-type="float">
            <text:p>50420,1680672269</text:p>
          </table:table-cell>
          <table:table-cell table:formula="of:=[.$B$37]/(([.$B$38]+[.I$2])*([.$B26]+1))" office:value-type="float" office:value="49710.0248550124" calcext:value-type="float">
            <text:p>49710,0248550124</text:p>
          </table:table-cell>
          <table:table-cell table:formula="of:=[.$B$37]/(([.$B$38]+[.J$2])*([.$B26]+1))" office:value-type="float" office:value="49019.6078431373" calcext:value-type="float">
            <text:p>49019,6078431373</text:p>
          </table:table-cell>
          <table:table-cell table:formula="of:=[.$B$37]/(([.$B$38]+[.K$2])*([.$B26]+1))" office:value-type="float" office:value="48348.106365834" calcext:value-type="float">
            <text:p>48348,106365834</text:p>
          </table:table-cell>
          <table:table-cell table:formula="of:=[.$B$37]/(([.$B$38]+[.L$2])*([.$B26]+1))" office:value-type="float" office:value="47694.7535771065" calcext:value-type="float">
            <text:p>47694,7535771065</text:p>
          </table:table-cell>
          <table:table-cell table:formula="of:=[.$B$37]/(([.$B$38]+[.M$2])*([.$B26]+1))" office:value-type="float" office:value="47058.8235294118" calcext:value-type="float">
            <text:p>47058,8235294118</text:p>
          </table:table-cell>
          <table:table-cell table:formula="of:=[.$B$37]/(([.$B$38]+[.N$2])*([.$B26]+1))" office:value-type="float" office:value="46439.6284829721" calcext:value-type="float">
            <text:p>46439,6284829721</text:p>
          </table:table-cell>
          <table:table-cell table:formula="of:=[.$B$37]/(([.$B$38]+[.O$2])*([.$B26]+1))" office:value-type="float" office:value="45836.5164247517" calcext:value-type="float">
            <text:p>45836,5164247517</text:p>
          </table:table-cell>
          <table:table-cell table:formula="of:=[.$B$37]/(([.$B$38]+[.P$2])*([.$B26]+1))" office:value-type="float" office:value="45248.8687782805" calcext:value-type="float">
            <text:p>45248,8687782805</text:p>
          </table:table-cell>
          <table:table-cell table:formula="of:=[.$B$37]/(([.$B$38]+[.Q$2])*([.$B26]+1))" office:value-type="float" office:value="44676.0982874162" calcext:value-type="float">
            <text:p>44676,0982874162</text:p>
          </table:table-cell>
          <table:table-cell table:formula="of:=[.$B$37]/(([.$B$38]+[.R$2])*([.$B26]+1))" office:value-type="float" office:value="44117.6470588235" calcext:value-type="float">
            <text:p>44117,6470588235</text:p>
          </table:table-cell>
          <table:table-cell table:number-columns-repeated="1007"/>
        </table:table-row>
        <table:table-row table:style-name="ro2">
          <table:table-cell/>
          <table:table-cell table:formula="of:=[.$B26]+1" office:value-type="float" office:value="34" calcext:value-type="float">
            <text:p>34</text:p>
          </table:table-cell>
          <table:table-cell table:formula="of:=[.$B$37]/(([.$B$38]+[.C$2])*([.$B27]+1))" office:value-type="float" office:value="52747.2527472528" calcext:value-type="float">
            <text:p>52747,2527472528</text:p>
          </table:table-cell>
          <table:table-cell table:formula="of:=[.$B$37]/(([.$B$38]+[.D$2])*([.$B27]+1))" office:value-type="float" office:value="51948.051948052" calcext:value-type="float">
            <text:p>51948,051948052</text:p>
          </table:table-cell>
          <table:table-cell table:formula="of:=[.$B$37]/(([.$B$38]+[.E$2])*([.$B27]+1))" office:value-type="float" office:value="51172.7078891258" calcext:value-type="float">
            <text:p>51172,7078891258</text:p>
          </table:table-cell>
          <table:table-cell table:formula="of:=[.$B$37]/(([.$B$38]+[.F$2])*([.$B27]+1))" office:value-type="float" office:value="50420.1680672269" calcext:value-type="float">
            <text:p>50420,1680672269</text:p>
          </table:table-cell>
          <table:table-cell table:formula="of:=[.$B$37]/(([.$B$38]+[.G$2])*([.$B27]+1))" office:value-type="float" office:value="49689.4409937888" calcext:value-type="float">
            <text:p>49689,4409937888</text:p>
          </table:table-cell>
          <table:table-cell table:formula="of:=[.$B$37]/(([.$B$38]+[.H$2])*([.$B27]+1))" office:value-type="float" office:value="48979.5918367347" calcext:value-type="float">
            <text:p>48979,5918367347</text:p>
          </table:table-cell>
          <table:table-cell table:formula="of:=[.$B$37]/(([.$B$38]+[.I$2])*([.$B27]+1))" office:value-type="float" office:value="48289.7384305835" calcext:value-type="float">
            <text:p>48289,7384305835</text:p>
          </table:table-cell>
          <table:table-cell table:formula="of:=[.$B$37]/(([.$B$38]+[.J$2])*([.$B27]+1))" office:value-type="float" office:value="47619.0476190476" calcext:value-type="float">
            <text:p>47619,0476190476</text:p>
          </table:table-cell>
          <table:table-cell table:formula="of:=[.$B$37]/(([.$B$38]+[.K$2])*([.$B27]+1))" office:value-type="float" office:value="46966.7318982387" calcext:value-type="float">
            <text:p>46966,7318982387</text:p>
          </table:table-cell>
          <table:table-cell table:formula="of:=[.$B$37]/(([.$B$38]+[.L$2])*([.$B27]+1))" office:value-type="float" office:value="46332.0463320463" calcext:value-type="float">
            <text:p>46332,0463320463</text:p>
          </table:table-cell>
          <table:table-cell table:formula="of:=[.$B$37]/(([.$B$38]+[.M$2])*([.$B27]+1))" office:value-type="float" office:value="45714.2857142857" calcext:value-type="float">
            <text:p>45714,2857142857</text:p>
          </table:table-cell>
          <table:table-cell table:formula="of:=[.$B$37]/(([.$B$38]+[.N$2])*([.$B27]+1))" office:value-type="float" office:value="45112.7819548872" calcext:value-type="float">
            <text:p>45112,7819548872</text:p>
          </table:table-cell>
          <table:table-cell table:formula="of:=[.$B$37]/(([.$B$38]+[.O$2])*([.$B27]+1))" office:value-type="float" office:value="44526.9016697588" calcext:value-type="float">
            <text:p>44526,9016697588</text:p>
          </table:table-cell>
          <table:table-cell table:formula="of:=[.$B$37]/(([.$B$38]+[.P$2])*([.$B27]+1))" office:value-type="float" office:value="43956.043956044" calcext:value-type="float">
            <text:p>43956,043956044</text:p>
          </table:table-cell>
          <table:table-cell table:formula="of:=[.$B$37]/(([.$B$38]+[.Q$2])*([.$B27]+1))" office:value-type="float" office:value="43399.6383363472" calcext:value-type="float">
            <text:p>43399,6383363472</text:p>
          </table:table-cell>
          <table:table-cell table:formula="of:=[.$B$37]/(([.$B$38]+[.R$2])*([.$B27]+1))" office:value-type="float" office:value="42857.1428571429" calcext:value-type="float">
            <text:p>42857,1428571429</text:p>
          </table:table-cell>
          <table:table-cell table:number-columns-repeated="1007"/>
        </table:table-row>
        <table:table-row table:style-name="ro2">
          <table:table-cell/>
          <table:table-cell table:formula="of:=[.$B27]+1" office:value-type="float" office:value="35" calcext:value-type="float">
            <text:p>35</text:p>
          </table:table-cell>
          <table:table-cell table:formula="of:=[.$B$37]/(([.$B$38]+[.C$2])*([.$B28]+1))" office:value-type="float" office:value="51282.0512820513" calcext:value-type="float">
            <text:p>51282,0512820513</text:p>
          </table:table-cell>
          <table:table-cell table:formula="of:=[.$B$37]/(([.$B$38]+[.D$2])*([.$B28]+1))" office:value-type="float" office:value="50505.0505050505" calcext:value-type="float">
            <text:p>50505,0505050505</text:p>
          </table:table-cell>
          <table:table-cell table:formula="of:=[.$B$37]/(([.$B$38]+[.E$2])*([.$B28]+1))" office:value-type="float" office:value="49751.2437810945" calcext:value-type="float">
            <text:p>49751,2437810945</text:p>
          </table:table-cell>
          <table:table-cell table:formula="of:=[.$B$37]/(([.$B$38]+[.F$2])*([.$B28]+1))" office:value-type="float" office:value="49019.6078431373" calcext:value-type="float">
            <text:p>49019,6078431373</text:p>
          </table:table-cell>
          <table:table-cell table:formula="of:=[.$B$37]/(([.$B$38]+[.G$2])*([.$B28]+1))" office:value-type="float" office:value="48309.1787439614" calcext:value-type="float">
            <text:p>48309,1787439614</text:p>
          </table:table-cell>
          <table:table-cell table:formula="of:=[.$B$37]/(([.$B$38]+[.H$2])*([.$B28]+1))" office:value-type="float" office:value="47619.0476190476" calcext:value-type="float">
            <text:p>47619,0476190476</text:p>
          </table:table-cell>
          <table:table-cell table:formula="of:=[.$B$37]/(([.$B$38]+[.I$2])*([.$B28]+1))" office:value-type="float" office:value="46948.3568075117" calcext:value-type="float">
            <text:p>46948,3568075117</text:p>
          </table:table-cell>
          <table:table-cell table:formula="of:=[.$B$37]/(([.$B$38]+[.J$2])*([.$B28]+1))" office:value-type="float" office:value="46296.2962962963" calcext:value-type="float">
            <text:p>46296,2962962963</text:p>
          </table:table-cell>
          <table:table-cell table:formula="of:=[.$B$37]/(([.$B$38]+[.K$2])*([.$B28]+1))" office:value-type="float" office:value="45662.100456621" calcext:value-type="float">
            <text:p>45662,100456621</text:p>
          </table:table-cell>
          <table:table-cell table:formula="of:=[.$B$37]/(([.$B$38]+[.L$2])*([.$B28]+1))" office:value-type="float" office:value="45045.045045045" calcext:value-type="float">
            <text:p>45045,045045045</text:p>
          </table:table-cell>
          <table:table-cell table:formula="of:=[.$B$37]/(([.$B$38]+[.M$2])*([.$B28]+1))" office:value-type="float" office:value="44444.4444444444" calcext:value-type="float">
            <text:p>44444,4444444444</text:p>
          </table:table-cell>
          <table:table-cell table:formula="of:=[.$B$37]/(([.$B$38]+[.N$2])*([.$B28]+1))" office:value-type="float" office:value="43859.649122807" calcext:value-type="float">
            <text:p>43859,649122807</text:p>
          </table:table-cell>
          <table:table-cell table:formula="of:=[.$B$37]/(([.$B$38]+[.O$2])*([.$B28]+1))" office:value-type="float" office:value="43290.0432900433" calcext:value-type="float">
            <text:p>43290,0432900433</text:p>
          </table:table-cell>
          <table:table-cell table:formula="of:=[.$B$37]/(([.$B$38]+[.P$2])*([.$B28]+1))" office:value-type="float" office:value="42735.0427350427" calcext:value-type="float">
            <text:p>42735,0427350427</text:p>
          </table:table-cell>
          <table:table-cell table:formula="of:=[.$B$37]/(([.$B$38]+[.Q$2])*([.$B28]+1))" office:value-type="float" office:value="42194.0928270042" calcext:value-type="float">
            <text:p>42194,0928270042</text:p>
          </table:table-cell>
          <table:table-cell table:formula="of:=[.$B$37]/(([.$B$38]+[.R$2])*([.$B28]+1))" office:value-type="float" office:value="41666.6666666667" calcext:value-type="float">
            <text:p>41666,6666666667</text:p>
          </table:table-cell>
          <table:table-cell table:number-columns-repeated="1007"/>
        </table:table-row>
        <table:table-row table:style-name="ro2">
          <table:table-cell/>
          <table:table-cell table:formula="of:=[.$B28]+1" office:value-type="float" office:value="36" calcext:value-type="float">
            <text:p>36</text:p>
          </table:table-cell>
          <table:table-cell table:formula="of:=[.$B$37]/(([.$B$38]+[.C$2])*([.$B29]+1))" office:value-type="float" office:value="49896.0498960499" calcext:value-type="float">
            <text:p>49896,0498960499</text:p>
          </table:table-cell>
          <table:table-cell table:formula="of:=[.$B$37]/(([.$B$38]+[.D$2])*([.$B29]+1))" office:value-type="float" office:value="49140.0491400491" calcext:value-type="float">
            <text:p>49140,0491400491</text:p>
          </table:table-cell>
          <table:table-cell table:formula="of:=[.$B$37]/(([.$B$38]+[.E$2])*([.$B29]+1))" office:value-type="float" office:value="48406.6155707947" calcext:value-type="float">
            <text:p>48406,6155707947</text:p>
          </table:table-cell>
          <table:table-cell table:formula="of:=[.$B$37]/(([.$B$38]+[.F$2])*([.$B29]+1))" office:value-type="float" office:value="47694.7535771065" calcext:value-type="float">
            <text:p>47694,7535771065</text:p>
          </table:table-cell>
          <table:table-cell table:formula="of:=[.$B$37]/(([.$B$38]+[.G$2])*([.$B29]+1))" office:value-type="float" office:value="47003.5252643948" calcext:value-type="float">
            <text:p>47003,5252643948</text:p>
          </table:table-cell>
          <table:table-cell table:formula="of:=[.$B$37]/(([.$B$38]+[.H$2])*([.$B29]+1))" office:value-type="float" office:value="46332.0463320463" calcext:value-type="float">
            <text:p>46332,0463320463</text:p>
          </table:table-cell>
          <table:table-cell table:formula="of:=[.$B$37]/(([.$B$38]+[.I$2])*([.$B29]+1))" office:value-type="float" office:value="45679.4822992006" calcext:value-type="float">
            <text:p>45679,4822992006</text:p>
          </table:table-cell>
          <table:table-cell table:formula="of:=[.$B$37]/(([.$B$38]+[.J$2])*([.$B29]+1))" office:value-type="float" office:value="45045.045045045" calcext:value-type="float">
            <text:p>45045,045045045</text:p>
          </table:table-cell>
          <table:table-cell table:formula="of:=[.$B$37]/(([.$B$38]+[.K$2])*([.$B29]+1))" office:value-type="float" office:value="44427.9896334691" calcext:value-type="float">
            <text:p>44427,9896334691</text:p>
          </table:table-cell>
          <table:table-cell table:formula="of:=[.$B$37]/(([.$B$38]+[.L$2])*([.$B29]+1))" office:value-type="float" office:value="43827.611395179" calcext:value-type="float">
            <text:p>43827,611395179</text:p>
          </table:table-cell>
          <table:table-cell table:formula="of:=[.$B$37]/(([.$B$38]+[.M$2])*([.$B29]+1))" office:value-type="float" office:value="43243.2432432432" calcext:value-type="float">
            <text:p>43243,2432432432</text:p>
          </table:table-cell>
          <table:table-cell table:formula="of:=[.$B$37]/(([.$B$38]+[.N$2])*([.$B29]+1))" office:value-type="float" office:value="42674.253200569" calcext:value-type="float">
            <text:p>42674,253200569</text:p>
          </table:table-cell>
          <table:table-cell table:formula="of:=[.$B$37]/(([.$B$38]+[.O$2])*([.$B29]+1))" office:value-type="float" office:value="42120.0421200421" calcext:value-type="float">
            <text:p>42120,0421200421</text:p>
          </table:table-cell>
          <table:table-cell table:formula="of:=[.$B$37]/(([.$B$38]+[.P$2])*([.$B29]+1))" office:value-type="float" office:value="41580.0415800416" calcext:value-type="float">
            <text:p>41580,0415800416</text:p>
          </table:table-cell>
          <table:table-cell table:formula="of:=[.$B$37]/(([.$B$38]+[.Q$2])*([.$B29]+1))" office:value-type="float" office:value="41053.7119397879" calcext:value-type="float">
            <text:p>41053,7119397879</text:p>
          </table:table-cell>
          <table:table-cell table:formula="of:=[.$B$37]/(([.$B$38]+[.R$2])*([.$B29]+1))" office:value-type="float" office:value="40540.5405405405" calcext:value-type="float">
            <text:p>40540,5405405405</text:p>
          </table:table-cell>
          <table:table-cell table:number-columns-repeated="1007"/>
        </table:table-row>
        <table:table-row table:style-name="ro2">
          <table:table-cell/>
          <table:table-cell table:formula="of:=[.$B29]+1" office:value-type="float" office:value="37" calcext:value-type="float">
            <text:p>37</text:p>
          </table:table-cell>
          <table:table-cell table:formula="of:=[.$B$37]/(([.$B$38]+[.C$2])*([.$B30]+1))" office:value-type="float" office:value="48582.995951417" calcext:value-type="float">
            <text:p>48582,995951417</text:p>
          </table:table-cell>
          <table:table-cell table:formula="of:=[.$B$37]/(([.$B$38]+[.D$2])*([.$B30]+1))" office:value-type="float" office:value="47846.8899521531" calcext:value-type="float">
            <text:p>47846,8899521531</text:p>
          </table:table-cell>
          <table:table-cell table:formula="of:=[.$B$37]/(([.$B$38]+[.E$2])*([.$B30]+1))" office:value-type="float" office:value="47132.7572663001" calcext:value-type="float">
            <text:p>47132,7572663001</text:p>
          </table:table-cell>
          <table:table-cell table:formula="of:=[.$B$37]/(([.$B$38]+[.F$2])*([.$B30]+1))" office:value-type="float" office:value="46439.6284829721" calcext:value-type="float">
            <text:p>46439,6284829721</text:p>
          </table:table-cell>
          <table:table-cell table:formula="of:=[.$B$37]/(([.$B$38]+[.G$2])*([.$B30]+1))" office:value-type="float" office:value="45766.590389016" calcext:value-type="float">
            <text:p>45766,590389016</text:p>
          </table:table-cell>
          <table:table-cell table:formula="of:=[.$B$37]/(([.$B$38]+[.H$2])*([.$B30]+1))" office:value-type="float" office:value="45112.7819548872" calcext:value-type="float">
            <text:p>45112,7819548872</text:p>
          </table:table-cell>
          <table:table-cell table:formula="of:=[.$B$37]/(([.$B$38]+[.I$2])*([.$B30]+1))" office:value-type="float" office:value="44477.390659748" calcext:value-type="float">
            <text:p>44477,390659748</text:p>
          </table:table-cell>
          <table:table-cell table:formula="of:=[.$B$37]/(([.$B$38]+[.J$2])*([.$B30]+1))" office:value-type="float" office:value="43859.649122807" calcext:value-type="float">
            <text:p>43859,649122807</text:p>
          </table:table-cell>
          <table:table-cell table:formula="of:=[.$B$37]/(([.$B$38]+[.K$2])*([.$B30]+1))" office:value-type="float" office:value="43258.8320115357" calcext:value-type="float">
            <text:p>43258,8320115357</text:p>
          </table:table-cell>
          <table:table-cell table:formula="of:=[.$B$37]/(([.$B$38]+[.L$2])*([.$B30]+1))" office:value-type="float" office:value="42674.253200569" calcext:value-type="float">
            <text:p>42674,253200569</text:p>
          </table:table-cell>
          <table:table-cell table:formula="of:=[.$B$37]/(([.$B$38]+[.M$2])*([.$B30]+1))" office:value-type="float" office:value="42105.2631578947" calcext:value-type="float">
            <text:p>42105,2631578947</text:p>
          </table:table-cell>
          <table:table-cell table:formula="of:=[.$B$37]/(([.$B$38]+[.N$2])*([.$B30]+1))" office:value-type="float" office:value="41551.2465373961" calcext:value-type="float">
            <text:p>41551,2465373961</text:p>
          </table:table-cell>
          <table:table-cell table:formula="of:=[.$B$37]/(([.$B$38]+[.O$2])*([.$B30]+1))" office:value-type="float" office:value="41011.6199589884" calcext:value-type="float">
            <text:p>41011,6199589884</text:p>
          </table:table-cell>
          <table:table-cell table:formula="of:=[.$B$37]/(([.$B$38]+[.P$2])*([.$B30]+1))" office:value-type="float" office:value="40485.8299595142" calcext:value-type="float">
            <text:p>40485,8299595142</text:p>
          </table:table-cell>
          <table:table-cell table:formula="of:=[.$B$37]/(([.$B$38]+[.Q$2])*([.$B30]+1))" office:value-type="float" office:value="39973.3510992672" calcext:value-type="float">
            <text:p>39973,3510992672</text:p>
          </table:table-cell>
          <table:table-cell table:formula="of:=[.$B$37]/(([.$B$38]+[.R$2])*([.$B30]+1))" office:value-type="float" office:value="39473.6842105263" calcext:value-type="float">
            <text:p>39473,6842105263</text:p>
          </table:table-cell>
          <table:table-cell table:number-columns-repeated="1007"/>
        </table:table-row>
        <table:table-row table:style-name="ro2">
          <table:table-cell/>
          <table:table-cell table:formula="of:=[.$B30]+1" office:value-type="float" office:value="38" calcext:value-type="float">
            <text:p>38</text:p>
          </table:table-cell>
          <table:table-cell table:formula="of:=[.$B$37]/(([.$B$38]+[.C$2])*([.$B31]+1))" office:value-type="float" office:value="47337.2781065089" calcext:value-type="float">
            <text:p>47337,2781065089</text:p>
          </table:table-cell>
          <table:table-cell table:formula="of:=[.$B$37]/(([.$B$38]+[.D$2])*([.$B31]+1))" office:value-type="float" office:value="46620.0466200466" calcext:value-type="float">
            <text:p>46620,0466200466</text:p>
          </table:table-cell>
          <table:table-cell table:formula="of:=[.$B$37]/(([.$B$38]+[.E$2])*([.$B31]+1))" office:value-type="float" office:value="45924.2250287026" calcext:value-type="float">
            <text:p>45924,2250287026</text:p>
          </table:table-cell>
          <table:table-cell table:formula="of:=[.$B$37]/(([.$B$38]+[.F$2])*([.$B31]+1))" office:value-type="float" office:value="45248.8687782805" calcext:value-type="float">
            <text:p>45248,8687782805</text:p>
          </table:table-cell>
          <table:table-cell table:formula="of:=[.$B$37]/(([.$B$38]+[.G$2])*([.$B31]+1))" office:value-type="float" office:value="44593.0880713489" calcext:value-type="float">
            <text:p>44593,0880713489</text:p>
          </table:table-cell>
          <table:table-cell table:formula="of:=[.$B$37]/(([.$B$38]+[.H$2])*([.$B31]+1))" office:value-type="float" office:value="43956.043956044" calcext:value-type="float">
            <text:p>43956,043956044</text:p>
          </table:table-cell>
          <table:table-cell table:formula="of:=[.$B$37]/(([.$B$38]+[.I$2])*([.$B31]+1))" office:value-type="float" office:value="43336.9447453955" calcext:value-type="float">
            <text:p>43336,9447453955</text:p>
          </table:table-cell>
          <table:table-cell table:formula="of:=[.$B$37]/(([.$B$38]+[.J$2])*([.$B31]+1))" office:value-type="float" office:value="42735.0427350427" calcext:value-type="float">
            <text:p>42735,0427350427</text:p>
          </table:table-cell>
          <table:table-cell table:formula="of:=[.$B$37]/(([.$B$38]+[.K$2])*([.$B31]+1))" office:value-type="float" office:value="42149.6311907271" calcext:value-type="float">
            <text:p>42149,6311907271</text:p>
          </table:table-cell>
          <table:table-cell table:formula="of:=[.$B$37]/(([.$B$38]+[.L$2])*([.$B31]+1))" office:value-type="float" office:value="41580.0415800416" calcext:value-type="float">
            <text:p>41580,0415800416</text:p>
          </table:table-cell>
          <table:table-cell table:formula="of:=[.$B$37]/(([.$B$38]+[.M$2])*([.$B31]+1))" office:value-type="float" office:value="41025.641025641" calcext:value-type="float">
            <text:p>41025,641025641</text:p>
          </table:table-cell>
          <table:table-cell table:formula="of:=[.$B$37]/(([.$B$38]+[.N$2])*([.$B31]+1))" office:value-type="float" office:value="40485.8299595142" calcext:value-type="float">
            <text:p>40485,8299595142</text:p>
          </table:table-cell>
          <table:table-cell table:formula="of:=[.$B$37]/(([.$B$38]+[.O$2])*([.$B31]+1))" office:value-type="float" office:value="39960.03996004" calcext:value-type="float">
            <text:p>39960,03996004</text:p>
          </table:table-cell>
          <table:table-cell table:formula="of:=[.$B$37]/(([.$B$38]+[.P$2])*([.$B31]+1))" office:value-type="float" office:value="39447.7317554241" calcext:value-type="float">
            <text:p>39447,7317554241</text:p>
          </table:table-cell>
          <table:table-cell table:formula="of:=[.$B$37]/(([.$B$38]+[.Q$2])*([.$B31]+1))" office:value-type="float" office:value="38948.3933787731" calcext:value-type="float">
            <text:p>38948,3933787731</text:p>
          </table:table-cell>
          <table:table-cell table:formula="of:=[.$B$37]/(([.$B$38]+[.R$2])*([.$B31]+1))" office:value-type="float" office:value="38461.5384615385" calcext:value-type="float">
            <text:p>38461,5384615385</text:p>
          </table:table-cell>
          <table:table-cell table:number-columns-repeated="1007"/>
        </table:table-row>
        <table:table-row table:style-name="ro2">
          <table:table-cell/>
          <table:table-cell table:formula="of:=[.$B31]+1" office:value-type="float" office:value="39" calcext:value-type="float">
            <text:p>39</text:p>
          </table:table-cell>
          <table:table-cell table:formula="of:=[.$B$37]/(([.$B$38]+[.C$2])*([.$B32]+1))" office:value-type="float" office:value="46153.8461538462" calcext:value-type="float">
            <text:p>46153,8461538462</text:p>
          </table:table-cell>
          <table:table-cell table:formula="of:=[.$B$37]/(([.$B$38]+[.D$2])*([.$B32]+1))" office:value-type="float" office:value="45454.5454545455" calcext:value-type="float">
            <text:p>45454,5454545455</text:p>
          </table:table-cell>
          <table:table-cell table:formula="of:=[.$B$37]/(([.$B$38]+[.E$2])*([.$B32]+1))" office:value-type="float" office:value="44776.1194029851" calcext:value-type="float">
            <text:p>44776,1194029851</text:p>
          </table:table-cell>
          <table:table-cell table:formula="of:=[.$B$37]/(([.$B$38]+[.F$2])*([.$B32]+1))" office:value-type="float" office:value="44117.6470588235" calcext:value-type="float">
            <text:p>44117,6470588235</text:p>
          </table:table-cell>
          <table:table-cell table:formula="of:=[.$B$37]/(([.$B$38]+[.G$2])*([.$B32]+1))" office:value-type="float" office:value="43478.2608695652" calcext:value-type="float">
            <text:p>43478,2608695652</text:p>
          </table:table-cell>
          <table:table-cell table:formula="of:=[.$B$37]/(([.$B$38]+[.H$2])*([.$B32]+1))" office:value-type="float" office:value="42857.1428571429" calcext:value-type="float">
            <text:p>42857,1428571429</text:p>
          </table:table-cell>
          <table:table-cell table:formula="of:=[.$B$37]/(([.$B$38]+[.I$2])*([.$B32]+1))" office:value-type="float" office:value="42253.5211267606" calcext:value-type="float">
            <text:p>42253,5211267606</text:p>
          </table:table-cell>
          <table:table-cell table:formula="of:=[.$B$37]/(([.$B$38]+[.J$2])*([.$B32]+1))" office:value-type="float" office:value="41666.6666666667" calcext:value-type="float">
            <text:p>41666,6666666667</text:p>
          </table:table-cell>
          <table:table-cell table:formula="of:=[.$B$37]/(([.$B$38]+[.K$2])*([.$B32]+1))" office:value-type="float" office:value="41095.8904109589" calcext:value-type="float">
            <text:p>41095,8904109589</text:p>
          </table:table-cell>
          <table:table-cell table:formula="of:=[.$B$37]/(([.$B$38]+[.L$2])*([.$B32]+1))" office:value-type="float" office:value="40540.5405405405" calcext:value-type="float">
            <text:p>40540,5405405405</text:p>
          </table:table-cell>
          <table:table-cell table:formula="of:=[.$B$37]/(([.$B$38]+[.M$2])*([.$B32]+1))" office:value-type="float" office:value="40000" calcext:value-type="float">
            <text:p>40000</text:p>
          </table:table-cell>
          <table:table-cell table:formula="of:=[.$B$37]/(([.$B$38]+[.N$2])*([.$B32]+1))" office:value-type="float" office:value="39473.6842105263" calcext:value-type="float">
            <text:p>39473,6842105263</text:p>
          </table:table-cell>
          <table:table-cell table:formula="of:=[.$B$37]/(([.$B$38]+[.O$2])*([.$B32]+1))" office:value-type="float" office:value="38961.038961039" calcext:value-type="float">
            <text:p>38961,038961039</text:p>
          </table:table-cell>
          <table:table-cell table:formula="of:=[.$B$37]/(([.$B$38]+[.P$2])*([.$B32]+1))" office:value-type="float" office:value="38461.5384615385" calcext:value-type="float">
            <text:p>38461,5384615385</text:p>
          </table:table-cell>
          <table:table-cell table:formula="of:=[.$B$37]/(([.$B$38]+[.Q$2])*([.$B32]+1))" office:value-type="float" office:value="37974.6835443038" calcext:value-type="float">
            <text:p>37974,6835443038</text:p>
          </table:table-cell>
          <table:table-cell table:formula="of:=[.$B$37]/(([.$B$38]+[.R$2])*([.$B32]+1))" office:value-type="float" office:value="37500" calcext:value-type="float">
            <text:p>37500</text:p>
          </table:table-cell>
          <table:table-cell table:number-columns-repeated="1007"/>
        </table:table-row>
        <table:table-row table:style-name="ro2">
          <table:table-cell/>
          <table:table-cell table:formula="of:=[.$B32]+1" office:value-type="float" office:value="40" calcext:value-type="float">
            <text:p>40</text:p>
          </table:table-cell>
          <table:table-cell table:formula="of:=[.$B$37]/(([.$B$38]+[.C$2])*([.$B33]+1))" office:value-type="float" office:value="45028.1425891182" calcext:value-type="float">
            <text:p>45028,1425891182</text:p>
          </table:table-cell>
          <table:table-cell table:formula="of:=[.$B$37]/(([.$B$38]+[.D$2])*([.$B33]+1))" office:value-type="float" office:value="44345.8980044346" calcext:value-type="float">
            <text:p>44345,8980044346</text:p>
          </table:table-cell>
          <table:table-cell table:formula="of:=[.$B$37]/(([.$B$38]+[.E$2])*([.$B33]+1))" office:value-type="float" office:value="43684.0189297415" calcext:value-type="float">
            <text:p>43684,0189297415</text:p>
          </table:table-cell>
          <table:table-cell table:formula="of:=[.$B$37]/(([.$B$38]+[.F$2])*([.$B33]+1))" office:value-type="float" office:value="43041.6068866571" calcext:value-type="float">
            <text:p>43041,6068866571</text:p>
          </table:table-cell>
          <table:table-cell table:formula="of:=[.$B$37]/(([.$B$38]+[.G$2])*([.$B33]+1))" office:value-type="float" office:value="42417.8154825027" calcext:value-type="float">
            <text:p>42417,8154825027</text:p>
          </table:table-cell>
          <table:table-cell table:formula="of:=[.$B$37]/(([.$B$38]+[.H$2])*([.$B33]+1))" office:value-type="float" office:value="41811.8466898955" calcext:value-type="float">
            <text:p>41811,8466898955</text:p>
          </table:table-cell>
          <table:table-cell table:formula="of:=[.$B$37]/(([.$B$38]+[.I$2])*([.$B33]+1))" office:value-type="float" office:value="41222.947440742" calcext:value-type="float">
            <text:p>41222,947440742</text:p>
          </table:table-cell>
          <table:table-cell table:formula="of:=[.$B$37]/(([.$B$38]+[.J$2])*([.$B33]+1))" office:value-type="float" office:value="40650.406504065" calcext:value-type="float">
            <text:p>40650,406504065</text:p>
          </table:table-cell>
          <table:table-cell table:formula="of:=[.$B$37]/(([.$B$38]+[.K$2])*([.$B33]+1))" office:value-type="float" office:value="40093.5516204477" calcext:value-type="float">
            <text:p>40093,5516204477</text:p>
          </table:table-cell>
          <table:table-cell table:formula="of:=[.$B$37]/(([.$B$38]+[.L$2])*([.$B33]+1))" office:value-type="float" office:value="39551.74686882" calcext:value-type="float">
            <text:p>39551,74686882</text:p>
          </table:table-cell>
          <table:table-cell table:formula="of:=[.$B$37]/(([.$B$38]+[.M$2])*([.$B33]+1))" office:value-type="float" office:value="39024.3902439024" calcext:value-type="float">
            <text:p>39024,3902439024</text:p>
          </table:table-cell>
          <table:table-cell table:formula="of:=[.$B$37]/(([.$B$38]+[.N$2])*([.$B33]+1))" office:value-type="float" office:value="38510.9114249037" calcext:value-type="float">
            <text:p>38510,9114249037</text:p>
          </table:table-cell>
          <table:table-cell table:formula="of:=[.$B$37]/(([.$B$38]+[.O$2])*([.$B33]+1))" office:value-type="float" office:value="38010.7697180868" calcext:value-type="float">
            <text:p>38010,7697180868</text:p>
          </table:table-cell>
          <table:table-cell table:formula="of:=[.$B$37]/(([.$B$38]+[.P$2])*([.$B33]+1))" office:value-type="float" office:value="37523.4521575985" calcext:value-type="float">
            <text:p>37523,4521575985</text:p>
          </table:table-cell>
          <table:table-cell table:formula="of:=[.$B$37]/(([.$B$38]+[.Q$2])*([.$B33]+1))" office:value-type="float" office:value="37048.4717505403" calcext:value-type="float">
            <text:p>37048,4717505403</text:p>
          </table:table-cell>
          <table:table-cell table:formula="of:=[.$B$37]/(([.$B$38]+[.R$2])*([.$B33]+1))" office:value-type="float" office:value="36585.3658536585" calcext:value-type="float">
            <text:p>36585,3658536585</text:p>
          </table:table-cell>
          <table:table-cell table:number-columns-repeated="1007"/>
        </table:table-row>
        <table:table-row table:style-name="ro2">
          <table:table-cell/>
          <table:table-cell table:formula="of:=[.$B33]+1" office:value-type="float" office:value="41" calcext:value-type="float">
            <text:p>41</text:p>
          </table:table-cell>
          <table:table-cell table:formula="of:=[.$B$37]/(([.$B$38]+[.C$2])*([.$B34]+1))" office:value-type="float" office:value="43956.043956044" calcext:value-type="float">
            <text:p>43956,043956044</text:p>
          </table:table-cell>
          <table:table-cell table:formula="of:=[.$B$37]/(([.$B$38]+[.D$2])*([.$B34]+1))" office:value-type="float" office:value="43290.0432900433" calcext:value-type="float">
            <text:p>43290,0432900433</text:p>
          </table:table-cell>
          <table:table-cell table:formula="of:=[.$B$37]/(([.$B$38]+[.E$2])*([.$B34]+1))" office:value-type="float" office:value="42643.9232409382" calcext:value-type="float">
            <text:p>42643,9232409382</text:p>
          </table:table-cell>
          <table:table-cell table:formula="of:=[.$B$37]/(([.$B$38]+[.F$2])*([.$B34]+1))" office:value-type="float" office:value="42016.8067226891" calcext:value-type="float">
            <text:p>42016,8067226891</text:p>
          </table:table-cell>
          <table:table-cell table:formula="of:=[.$B$37]/(([.$B$38]+[.G$2])*([.$B34]+1))" office:value-type="float" office:value="41407.867494824" calcext:value-type="float">
            <text:p>41407,867494824</text:p>
          </table:table-cell>
          <table:table-cell table:formula="of:=[.$B$37]/(([.$B$38]+[.H$2])*([.$B34]+1))" office:value-type="float" office:value="40816.3265306123" calcext:value-type="float">
            <text:p>40816,3265306123</text:p>
          </table:table-cell>
          <table:table-cell table:formula="of:=[.$B$37]/(([.$B$38]+[.I$2])*([.$B34]+1))" office:value-type="float" office:value="40241.4486921529" calcext:value-type="float">
            <text:p>40241,4486921529</text:p>
          </table:table-cell>
          <table:table-cell table:formula="of:=[.$B$37]/(([.$B$38]+[.J$2])*([.$B34]+1))" office:value-type="float" office:value="39682.5396825397" calcext:value-type="float">
            <text:p>39682,5396825397</text:p>
          </table:table-cell>
          <table:table-cell table:formula="of:=[.$B$37]/(([.$B$38]+[.K$2])*([.$B34]+1))" office:value-type="float" office:value="39138.9432485323" calcext:value-type="float">
            <text:p>39138,9432485323</text:p>
          </table:table-cell>
          <table:table-cell table:formula="of:=[.$B$37]/(([.$B$38]+[.L$2])*([.$B34]+1))" office:value-type="float" office:value="38610.0386100386" calcext:value-type="float">
            <text:p>38610,0386100386</text:p>
          </table:table-cell>
          <table:table-cell table:formula="of:=[.$B$37]/(([.$B$38]+[.M$2])*([.$B34]+1))" office:value-type="float" office:value="38095.2380952381" calcext:value-type="float">
            <text:p>38095,2380952381</text:p>
          </table:table-cell>
          <table:table-cell table:formula="of:=[.$B$37]/(([.$B$38]+[.N$2])*([.$B34]+1))" office:value-type="float" office:value="37593.984962406" calcext:value-type="float">
            <text:p>37593,984962406</text:p>
          </table:table-cell>
          <table:table-cell table:formula="of:=[.$B$37]/(([.$B$38]+[.O$2])*([.$B34]+1))" office:value-type="float" office:value="37105.7513914657" calcext:value-type="float">
            <text:p>37105,7513914657</text:p>
          </table:table-cell>
          <table:table-cell table:formula="of:=[.$B$37]/(([.$B$38]+[.P$2])*([.$B34]+1))" office:value-type="float" office:value="36630.0366300366" calcext:value-type="float">
            <text:p>36630,0366300366</text:p>
          </table:table-cell>
          <table:table-cell table:formula="of:=[.$B$37]/(([.$B$38]+[.Q$2])*([.$B34]+1))" office:value-type="float" office:value="36166.3652802893" calcext:value-type="float">
            <text:p>36166,3652802893</text:p>
          </table:table-cell>
          <table:table-cell table:formula="of:=[.$B$37]/(([.$B$38]+[.R$2])*([.$B34]+1))" office:value-type="float" office:value="35714.2857142857" calcext:value-type="float">
            <text:p>35714,2857142857</text:p>
          </table:table-cell>
          <table:table-cell table:number-columns-repeated="1007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office:value-type="float" office:value="120000000" calcext:value-type="float">
            <text:p>120000000</text:p>
          </table:table-cell>
          <table:table-cell table:style-name="ce1" office:value-type="string" calcext:value-type="string">
            <text:p>system clock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Time constant</text:p>
          </table:table-cell>
          <table:table-cell table:style-name="ce1" office:value-type="string" calcext:value-type="string">
            <text:p>(minus wait states)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8:44:58.3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rice GUILHAUME</meta:initial-creator>
    <meta:creation-date>2013-09-01T15:46:53.83</meta:creation-date>
    <dc:date>2024-06-13T12:49:38.508000000</dc:date>
    <meta:editing-duration>P1DT12H42M11S</meta:editing-duration>
    <meta:editing-cycles>29</meta:editing-cycles>
    <meta:generator>LibreOffice/7.6.0.3$Windows_X86_64 LibreOffice_project/69edd8b8ebc41d00b4de3915dc82f8f0fc3b6265</meta:generator>
    <meta:document-statistic meta:table-count="1" meta:cell-count="567" meta:object-count="0"/>
  </office:meta>
</office:document-meta>
</file>